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Liberation Sans" style:font-name-asian="WenQuanYi Micro Hei" style:font-name-complex="Lohit Hindi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950e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4.616cm" svg:y="0.95cm">
            <draw:object draw:notify-on-update-of-ranges="Feuille1.A1:Feuille1.A1 Feuille1.A2:Feuille1.A31 Feuille1.B1:Feuille1.B1 Feuille1.B2:Feuille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C</text:p>
          </table:table-cell>
          <table:table-cell table:number-columns-repeated="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60">
            <text:p>1360</text:p>
          </table:table-cell>
          <table:table-cell table:number-columns-repeated="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2">
            <text:p>1362</text:p>
          </table:table-cell>
          <table:table-cell table:number-columns-repeated="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39">
            <text:p>2039</text:p>
          </table:table-cell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706">
            <text:p>2706</text:p>
          </table:table-cell>
          <table:table-cell table:number-columns-repeated="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">
            <text:p>4000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60">
            <text:p>4060</text:p>
          </table:table-cell>
          <table:table-cell table:number-columns-repeated="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57">
            <text:p>4757</text:p>
          </table:table-cell>
          <table:table-cell table:number-columns-repeated="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55">
            <text:p>5455</text:p>
          </table:table-cell>
          <table:table-cell table:number-columns-repeated="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117">
            <text:p>6117</text:p>
          </table:table-cell>
          <table:table-cell table:number-columns-repeated="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770">
            <text:p>6770</text:p>
          </table:table-cell>
          <table:table-cell table:number-columns-repeated="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460">
            <text:p>7460</text:p>
          </table:table-cell>
          <table:table-cell table:number-columns-repeated="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10">
            <text:p>8110</text:p>
          </table:table-cell>
          <table:table-cell table:number-columns-repeated="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833">
            <text:p>8833</text:p>
          </table:table-cell>
          <table:table-cell table:number-columns-repeated="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472">
            <text:p>9472</text:p>
          </table:table-cell>
          <table:table-cell table:number-columns-repeated="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table:number-columns-repeated="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60">
            <text:p>10860</text:p>
          </table:table-cell>
          <table:table-cell table:number-columns-repeated="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500">
            <text:p>11500</text:p>
          </table:table-cell>
          <table:table-cell table:number-columns-repeated="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135">
            <text:p>12135</text:p>
          </table:table-cell>
          <table:table-cell table:number-columns-repeated="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900">
            <text:p>12900</text:p>
          </table:table-cell>
          <table:table-cell table:number-columns-repeated="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561">
            <text:p>13561</text:p>
          </table:table-cell>
          <table:table-cell table:number-columns-repeated="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4246">
            <text:p>14246</text:p>
          </table:table-cell>
          <table:table-cell table:number-columns-repeated="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4960">
            <text:p>14960</text:p>
          </table:table-cell>
          <table:table-cell table:number-columns-repeated="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5580">
            <text:p>15580</text:p>
          </table:table-cell>
          <table:table-cell table:number-columns-repeated="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300">
            <text:p>16300</text:p>
          </table:table-cell>
          <table:table-cell table:number-columns-repeated="11"/>
          <table:table-cell office:value-type="float" office:value="-163">
            <text:p>-16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950">
            <text:p>1695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/>
          <table:table-cell table:formula="of:=14413 - [.J26]" office:value-type="float" office:value="14221">
            <text:p>14221</text:p>
          </table:table-cell>
          <table:table-cell table:formula="of:=[.J26]-0.025 * [.L26]" office:value-type="float" office:value="-163.525">
            <text:p>-163,5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7680">
            <text:p>17680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/>
          <table:table-cell table:formula="of:=[.L26]/8" office:value-type="float" office:value="1777.625">
            <text:p>1777,625</text:p>
          </table:table-cell>
          <table:table-cell table:formula="of:=1777.625 * [.N27] - 163.525" office:value-type="float" office:value="1614.1">
            <text:p>1614,1</text:p>
          </table:table-cell>
          <table:table-cell office:value-type="float" office:value="1">
            <text:p>1</text:p>
          </table:table-cell>
          <table:table-cell table:formula="of:=[.M26]" office:value-type="float" office:value="-163.525">
            <text:p>-163,52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8278">
            <text:p>18278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8] - 163.525" office:value-type="float" office:value="3391.725">
            <text:p>3391,72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645">
            <text:p>19645</text:p>
          </table:table-cell>
          <table:table-cell table:number-columns-repeated="6"/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29] - 163.525" office:value-type="float" office:value="5169.35">
            <text:p>5169,3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147">
            <text:p>21147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2"/>
          <table:table-cell table:formula="of:=1777.625 * [.N30] - 163.525" office:value-type="float" office:value="6946.975">
            <text:p>6946,97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90">
            <text:p>21590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1] - 163.525" office:value-type="float" office:value="8724.6">
            <text:p>8724,6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number-columns-repeated="8"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2"/>
          <table:table-cell table:formula="of:=1777.625 * [.N32] - 163.525" office:value-type="float" office:value="10502.225">
            <text:p>10502,225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8"/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table:number-columns-repeated="2"/>
          <table:table-cell table:formula="of:=1777.625 * [.N33] - 163.525" office:value-type="float" office:value="12279.85">
            <text:p>12279,85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number-columns-repeated="8"/>
          <table:table-cell office:value-type="float" office:value="9">
            <text:p>9</text:p>
          </table:table-cell>
          <table:table-cell office:value-type="float" office:value="248">
            <text:p>248</text:p>
          </table:table-cell>
          <table:table-cell table:number-columns-repeated="2"/>
          <table:table-cell table:formula="of:=1777.625 * [.N34] - 163.525" office:value-type="float" office:value="14057.475">
            <text:p>14057,475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8"/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">
            <text:p>11</text:p>
          </table:table-cell>
          <table:table-cell office:value-type="float" office:value="265">
            <text:p>2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">
            <text:p>12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">
            <text:p>15</text:p>
          </table:table-cell>
          <table:table-cell office:value-type="float" office:value="292">
            <text:p>2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 table:number-columns-repeated="3"/>
          <table:table-cell table:formula="of:=[.M40:.O444413]+0.025*" office:value-type="float" office:value="0">
            <text:p>Err :520</text:p>
          </table:table-cell>
          <table:table-cell/>
        </table:table-row>
        <table:table-row table:style-name="ro2">
          <table:table-cell table:number-columns-repeated="8"/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8">
            <text:p>18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9">
            <text:p>1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">
            <text:p>20</text:p>
          </table:table-cell>
          <table:table-cell office:value-type="float" office:value="367">
            <text:p>3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1">
            <text:p>21</text:p>
          </table:table-cell>
          <table:table-cell office:value-type="float" office:value="395">
            <text:p>3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2">
            <text:p>22</text:p>
          </table:table-cell>
          <table:table-cell office:value-type="float" office:value="414">
            <text:p>4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3">
            <text:p>23</text:p>
          </table:table-cell>
          <table:table-cell office:value-type="float" office:value="443">
            <text:p>4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4">
            <text:p>24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5">
            <text:p>25</text:p>
          </table:table-cell>
          <table:table-cell office:value-type="float" office:value="520">
            <text:p>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6">
            <text:p>26</text:p>
          </table:table-cell>
          <table:table-cell office:value-type="float" office:value="521">
            <text:p>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7">
            <text:p>27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9">
            <text:p>29</text:p>
          </table:table-cell>
          <table:table-cell office:value-type="float" office:value="532">
            <text:p>5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0">
            <text:p>30</text:p>
          </table:table-cell>
          <table:table-cell office:value-type="float" office:value="534">
            <text:p>5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1">
            <text:p>31</text:p>
          </table:table-cell>
          <table:table-cell office:value-type="float" office:value="553">
            <text:p>5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2">
            <text:p>32</text:p>
          </table:table-cell>
          <table:table-cell office:value-type="float" office:value="554">
            <text:p>5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3">
            <text:p>33</text:p>
          </table:table-cell>
          <table:table-cell office:value-type="float" office:value="564">
            <text:p>5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5">
            <text:p>35</text:p>
          </table:table-cell>
          <table:table-cell office:value-type="float" office:value="746">
            <text:p>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6">
            <text:p>36</text:p>
          </table:table-cell>
          <table:table-cell office:value-type="float" office:value="762">
            <text:p>7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7">
            <text:p>37</text:p>
          </table:table-cell>
          <table:table-cell office:value-type="float" office:value="786">
            <text:p>7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8">
            <text:p>38</text:p>
          </table:table-cell>
          <table:table-cell office:value-type="float" office:value="787">
            <text:p>7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39">
            <text:p>39</text:p>
          </table:table-cell>
          <table:table-cell office:value-type="float" office:value="798">
            <text:p>79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0">
            <text:p>40</text:p>
          </table:table-cell>
          <table:table-cell office:value-type="float" office:value="806">
            <text:p>80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2">
            <text:p>42</text:p>
          </table:table-cell>
          <table:table-cell office:value-type="float" office:value="872">
            <text:p>8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3">
            <text:p>43</text:p>
          </table:table-cell>
          <table:table-cell office:value-type="float" office:value="939">
            <text:p>93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4">
            <text:p>44</text:p>
          </table:table-cell>
          <table:table-cell office:value-type="float" office:value="979">
            <text:p>9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5">
            <text:p>45</text:p>
          </table:table-cell>
          <table:table-cell office:value-type="float" office:value="995">
            <text:p>9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6">
            <text:p>46</text:p>
          </table:table-cell>
          <table:table-cell office:value-type="float" office:value="1020">
            <text:p>10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7">
            <text:p>47</text:p>
          </table:table-cell>
          <table:table-cell office:value-type="float" office:value="1060">
            <text:p>106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8">
            <text:p>48</text:p>
          </table:table-cell>
          <table:table-cell office:value-type="float" office:value="1069">
            <text:p>10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49">
            <text:p>49</text:p>
          </table:table-cell>
          <table:table-cell office:value-type="float" office:value="1131">
            <text:p>11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0">
            <text:p>50</text:p>
          </table:table-cell>
          <table:table-cell office:value-type="float" office:value="1147">
            <text:p>114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1">
            <text:p>51</text:p>
          </table:table-cell>
          <table:table-cell office:value-type="float" office:value="1194">
            <text:p>119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2">
            <text:p>52</text:p>
          </table:table-cell>
          <table:table-cell office:value-type="float" office:value="1195">
            <text:p>11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3">
            <text:p>53</text:p>
          </table:table-cell>
          <table:table-cell office:value-type="float" office:value="1214">
            <text:p>121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4">
            <text:p>54</text:p>
          </table:table-cell>
          <table:table-cell office:value-type="float" office:value="1286">
            <text:p>128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5">
            <text:p>55</text:p>
          </table:table-cell>
          <table:table-cell office:value-type="float" office:value="1300">
            <text:p>13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6">
            <text:p>56</text:p>
          </table:table-cell>
          <table:table-cell office:value-type="float" office:value="1317">
            <text:p>13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7">
            <text:p>57</text:p>
          </table:table-cell>
          <table:table-cell office:value-type="float" office:value="1349">
            <text:p>13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8">
            <text:p>58</text:p>
          </table:table-cell>
          <table:table-cell office:value-type="float" office:value="1366">
            <text:p>136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59">
            <text:p>59</text:p>
          </table:table-cell>
          <table:table-cell office:value-type="float" office:value="1375">
            <text:p>137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0">
            <text:p>60</text:p>
          </table:table-cell>
          <table:table-cell office:value-type="float" office:value="1401">
            <text:p>14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1">
            <text:p>61</text:p>
          </table:table-cell>
          <table:table-cell office:value-type="float" office:value="1441">
            <text:p>14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2">
            <text:p>62</text:p>
          </table:table-cell>
          <table:table-cell office:value-type="float" office:value="1454">
            <text:p>14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3">
            <text:p>63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4">
            <text:p>64</text:p>
          </table:table-cell>
          <table:table-cell office:value-type="float" office:value="1464">
            <text:p>14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5">
            <text:p>65</text:p>
          </table:table-cell>
          <table:table-cell office:value-type="float" office:value="1469">
            <text:p>146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6">
            <text:p>66</text:p>
          </table:table-cell>
          <table:table-cell office:value-type="float" office:value="1528">
            <text:p>15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7">
            <text:p>67</text:p>
          </table:table-cell>
          <table:table-cell office:value-type="float" office:value="1529">
            <text:p>15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8">
            <text:p>68</text:p>
          </table:table-cell>
          <table:table-cell office:value-type="float" office:value="1570">
            <text:p>157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69">
            <text:p>69</text:p>
          </table:table-cell>
          <table:table-cell office:value-type="float" office:value="1590">
            <text:p>15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0">
            <text:p>70</text:p>
          </table:table-cell>
          <table:table-cell office:value-type="float" office:value="1624">
            <text:p>1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1">
            <text:p>71</text:p>
          </table:table-cell>
          <table:table-cell office:value-type="float" office:value="1807">
            <text:p>18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2">
            <text:p>72</text:p>
          </table:table-cell>
          <table:table-cell office:value-type="float" office:value="1848">
            <text:p>184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3">
            <text:p>73</text:p>
          </table:table-cell>
          <table:table-cell office:value-type="float" office:value="1864">
            <text:p>18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4">
            <text:p>74</text:p>
          </table:table-cell>
          <table:table-cell office:value-type="float" office:value="1964">
            <text:p>19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5">
            <text:p>75</text:p>
          </table:table-cell>
          <table:table-cell office:value-type="float" office:value="2013">
            <text:p>20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6">
            <text:p>76</text:p>
          </table:table-cell>
          <table:table-cell office:value-type="float" office:value="2032">
            <text:p>20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7">
            <text:p>77</text:p>
          </table:table-cell>
          <table:table-cell office:value-type="float" office:value="2079">
            <text:p>20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8">
            <text:p>78</text:p>
          </table:table-cell>
          <table:table-cell office:value-type="float" office:value="2225">
            <text:p>22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79">
            <text:p>79</text:p>
          </table:table-cell>
          <table:table-cell office:value-type="float" office:value="2237">
            <text:p>223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0">
            <text:p>80</text:p>
          </table:table-cell>
          <table:table-cell office:value-type="float" office:value="2301">
            <text:p>230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1">
            <text:p>81</text:p>
          </table:table-cell>
          <table:table-cell office:value-type="float" office:value="2302">
            <text:p>23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2">
            <text:p>82</text:p>
          </table:table-cell>
          <table:table-cell office:value-type="float" office:value="2363">
            <text:p>236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3">
            <text:p>83</text:p>
          </table:table-cell>
          <table:table-cell office:value-type="float" office:value="2432">
            <text:p>243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4">
            <text:p>84</text:p>
          </table:table-cell>
          <table:table-cell office:value-type="float" office:value="2434">
            <text:p>24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5">
            <text:p>85</text:p>
          </table:table-cell>
          <table:table-cell office:value-type="float" office:value="2455">
            <text:p>245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6">
            <text:p>86</text:p>
          </table:table-cell>
          <table:table-cell office:value-type="float" office:value="2510">
            <text:p>251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7">
            <text:p>87</text:p>
          </table:table-cell>
          <table:table-cell office:value-type="float" office:value="2531">
            <text:p>253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8">
            <text:p>88</text:p>
          </table:table-cell>
          <table:table-cell office:value-type="float" office:value="2538">
            <text:p>253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89">
            <text:p>89</text:p>
          </table:table-cell>
          <table:table-cell office:value-type="float" office:value="2578">
            <text:p>257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0">
            <text:p>90</text:p>
          </table:table-cell>
          <table:table-cell office:value-type="float" office:value="2622">
            <text:p>262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1">
            <text:p>91</text:p>
          </table:table-cell>
          <table:table-cell office:value-type="float" office:value="2633">
            <text:p>26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2">
            <text:p>92</text:p>
          </table:table-cell>
          <table:table-cell office:value-type="float" office:value="2692">
            <text:p>269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3">
            <text:p>93</text:p>
          </table:table-cell>
          <table:table-cell office:value-type="float" office:value="2723">
            <text:p>27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4">
            <text:p>94</text:p>
          </table:table-cell>
          <table:table-cell office:value-type="float" office:value="2746">
            <text:p>274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5">
            <text:p>95</text:p>
          </table:table-cell>
          <table:table-cell office:value-type="float" office:value="2888">
            <text:p>288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6">
            <text:p>96</text:p>
          </table:table-cell>
          <table:table-cell office:value-type="float" office:value="2907">
            <text:p>29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7">
            <text:p>97</text:p>
          </table:table-cell>
          <table:table-cell office:value-type="float" office:value="3041">
            <text:p>304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8">
            <text:p>98</text:p>
          </table:table-cell>
          <table:table-cell office:value-type="float" office:value="3184">
            <text:p>318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99">
            <text:p>99</text:p>
          </table:table-cell>
          <table:table-cell office:value-type="float" office:value="3204">
            <text:p>320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0">
            <text:p>100</text:p>
          </table:table-cell>
          <table:table-cell office:value-type="float" office:value="3226">
            <text:p>322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1">
            <text:p>101</text:p>
          </table:table-cell>
          <table:table-cell office:value-type="float" office:value="3229">
            <text:p>322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2">
            <text:p>102</text:p>
          </table:table-cell>
          <table:table-cell office:value-type="float" office:value="3245">
            <text:p>32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3">
            <text:p>103</text:p>
          </table:table-cell>
          <table:table-cell office:value-type="float" office:value="3308">
            <text:p>330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4">
            <text:p>104</text:p>
          </table:table-cell>
          <table:table-cell office:value-type="float" office:value="3323">
            <text:p>33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5">
            <text:p>105</text:p>
          </table:table-cell>
          <table:table-cell office:value-type="float" office:value="3340">
            <text:p>334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6">
            <text:p>106</text:p>
          </table:table-cell>
          <table:table-cell office:value-type="float" office:value="3427">
            <text:p>342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7">
            <text:p>107</text:p>
          </table:table-cell>
          <table:table-cell office:value-type="float" office:value="3479">
            <text:p>34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8">
            <text:p>108</text:p>
          </table:table-cell>
          <table:table-cell office:value-type="float" office:value="3517">
            <text:p>35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09">
            <text:p>109</text:p>
          </table:table-cell>
          <table:table-cell office:value-type="float" office:value="3521">
            <text:p>35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0">
            <text:p>110</text:p>
          </table:table-cell>
          <table:table-cell office:value-type="float" office:value="3600">
            <text:p>36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1">
            <text:p>111</text:p>
          </table:table-cell>
          <table:table-cell office:value-type="float" office:value="3602">
            <text:p>360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2">
            <text:p>112</text:p>
          </table:table-cell>
          <table:table-cell office:value-type="float" office:value="3661">
            <text:p>366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3">
            <text:p>113</text:p>
          </table:table-cell>
          <table:table-cell office:value-type="float" office:value="3928">
            <text:p>392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4">
            <text:p>114</text:p>
          </table:table-cell>
          <table:table-cell office:value-type="float" office:value="3933">
            <text:p>393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5">
            <text:p>115</text:p>
          </table:table-cell>
          <table:table-cell office:value-type="float" office:value="4062">
            <text:p>406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6">
            <text:p>116</text:p>
          </table:table-cell>
          <table:table-cell office:value-type="float" office:value="4099">
            <text:p>40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7">
            <text:p>117</text:p>
          </table:table-cell>
          <table:table-cell office:value-type="float" office:value="4109">
            <text:p>41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8">
            <text:p>118</text:p>
          </table:table-cell>
          <table:table-cell office:value-type="float" office:value="4111">
            <text:p>411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19">
            <text:p>119</text:p>
          </table:table-cell>
          <table:table-cell office:value-type="float" office:value="4218">
            <text:p>4218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0">
            <text:p>120</text:p>
          </table:table-cell>
          <table:table-cell office:value-type="float" office:value="4244">
            <text:p>424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1">
            <text:p>121</text:p>
          </table:table-cell>
          <table:table-cell office:value-type="float" office:value="4290">
            <text:p>429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2">
            <text:p>122</text:p>
          </table:table-cell>
          <table:table-cell office:value-type="float" office:value="4299">
            <text:p>42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3">
            <text:p>123</text:p>
          </table:table-cell>
          <table:table-cell office:value-type="float" office:value="4307">
            <text:p>43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4">
            <text:p>124</text:p>
          </table:table-cell>
          <table:table-cell office:value-type="float" office:value="4380">
            <text:p>4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5">
            <text:p>125</text:p>
          </table:table-cell>
          <table:table-cell office:value-type="float" office:value="4472">
            <text:p>447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6">
            <text:p>126</text:p>
          </table:table-cell>
          <table:table-cell office:value-type="float" office:value="4487">
            <text:p>44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7">
            <text:p>127</text:p>
          </table:table-cell>
          <table:table-cell office:value-type="float" office:value="4493">
            <text:p>449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8">
            <text:p>128</text:p>
          </table:table-cell>
          <table:table-cell office:value-type="float" office:value="4567">
            <text:p>456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29">
            <text:p>129</text:p>
          </table:table-cell>
          <table:table-cell office:value-type="float" office:value="4657">
            <text:p>465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0">
            <text:p>130</text:p>
          </table:table-cell>
          <table:table-cell office:value-type="float" office:value="4699">
            <text:p>469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2">
            <text:p>132</text:p>
          </table:table-cell>
          <table:table-cell office:value-type="float" office:value="4830">
            <text:p>48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3">
            <text:p>133</text:p>
          </table:table-cell>
          <table:table-cell office:value-type="float" office:value="4854">
            <text:p>4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4">
            <text:p>134</text:p>
          </table:table-cell>
          <table:table-cell office:value-type="float" office:value="5034">
            <text:p>50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5">
            <text:p>135</text:p>
          </table:table-cell>
          <table:table-cell office:value-type="float" office:value="5343">
            <text:p>534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6">
            <text:p>136</text:p>
          </table:table-cell>
          <table:table-cell office:value-type="float" office:value="5520">
            <text:p>552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7">
            <text:p>137</text:p>
          </table:table-cell>
          <table:table-cell office:value-type="float" office:value="5817">
            <text:p>581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8">
            <text:p>138</text:p>
          </table:table-cell>
          <table:table-cell office:value-type="float" office:value="5825">
            <text:p>582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39">
            <text:p>139</text:p>
          </table:table-cell>
          <table:table-cell office:value-type="float" office:value="6021">
            <text:p>602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0">
            <text:p>140</text:p>
          </table:table-cell>
          <table:table-cell office:value-type="float" office:value="6179">
            <text:p>61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1">
            <text:p>141</text:p>
          </table:table-cell>
          <table:table-cell office:value-type="float" office:value="6353">
            <text:p>635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2">
            <text:p>142</text:p>
          </table:table-cell>
          <table:table-cell office:value-type="float" office:value="6513">
            <text:p>6513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3">
            <text:p>143</text:p>
          </table:table-cell>
          <table:table-cell office:value-type="float" office:value="6681">
            <text:p>668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4">
            <text:p>144</text:p>
          </table:table-cell>
          <table:table-cell office:value-type="float" office:value="6776">
            <text:p>6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5">
            <text:p>145</text:p>
          </table:table-cell>
          <table:table-cell office:value-type="float" office:value="6812">
            <text:p>681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6">
            <text:p>146</text:p>
          </table:table-cell>
          <table:table-cell office:value-type="float" office:value="6854">
            <text:p>685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7">
            <text:p>147</text:p>
          </table:table-cell>
          <table:table-cell office:value-type="float" office:value="6987">
            <text:p>69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8">
            <text:p>148</text:p>
          </table:table-cell>
          <table:table-cell office:value-type="float" office:value="7045">
            <text:p>704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49">
            <text:p>149</text:p>
          </table:table-cell>
          <table:table-cell office:value-type="float" office:value="7130">
            <text:p>713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0">
            <text:p>150</text:p>
          </table:table-cell>
          <table:table-cell office:value-type="float" office:value="7134">
            <text:p>713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1">
            <text:p>151</text:p>
          </table:table-cell>
          <table:table-cell office:value-type="float" office:value="7151">
            <text:p>715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2">
            <text:p>152</text:p>
          </table:table-cell>
          <table:table-cell office:value-type="float" office:value="7164">
            <text:p>716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3">
            <text:p>153</text:p>
          </table:table-cell>
          <table:table-cell office:value-type="float" office:value="7380">
            <text:p>738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4">
            <text:p>154</text:p>
          </table:table-cell>
          <table:table-cell office:value-type="float" office:value="7476">
            <text:p>74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5">
            <text:p>155</text:p>
          </table:table-cell>
          <table:table-cell office:value-type="float" office:value="7624">
            <text:p>7624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6">
            <text:p>156</text:p>
          </table:table-cell>
          <table:table-cell office:value-type="float" office:value="7776">
            <text:p>777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7">
            <text:p>157</text:p>
          </table:table-cell>
          <table:table-cell office:value-type="float" office:value="7895">
            <text:p>7895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8">
            <text:p>158</text:p>
          </table:table-cell>
          <table:table-cell office:value-type="float" office:value="8309">
            <text:p>830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59">
            <text:p>159</text:p>
          </table:table-cell>
          <table:table-cell office:value-type="float" office:value="8536">
            <text:p>8536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0">
            <text:p>160</text:p>
          </table:table-cell>
          <table:table-cell office:value-type="float" office:value="8749">
            <text:p>874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1">
            <text:p>161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2">
            <text:p>162</text:p>
          </table:table-cell>
          <table:table-cell office:value-type="float" office:value="10187">
            <text:p>1018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3">
            <text:p>163</text:p>
          </table:table-cell>
          <table:table-cell office:value-type="float" office:value="10371">
            <text:p>10371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4">
            <text:p>164</text:p>
          </table:table-cell>
          <table:table-cell office:value-type="float" office:value="12207">
            <text:p>1220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5">
            <text:p>165</text:p>
          </table:table-cell>
          <table:table-cell office:value-type="float" office:value="12582">
            <text:p>12582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6">
            <text:p>166</text:p>
          </table:table-cell>
          <table:table-cell office:value-type="float" office:value="13579">
            <text:p>13579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167">
            <text:p>167</text:p>
          </table:table-cell>
          <table:table-cell office:value-type="float" office:value="14413">
            <text:p>14413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number-columns-repeated="7"/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4"/>
          <table:table-cell table:formula="of:=192g197" office:value-type="float" office:value="0">
            <text:p>#NOM ?</text:p>
          </table:table-cell>
          <table:table-cell table:formula="of:=14413-192" office:value-type="float" office:value="14221">
            <text:p>1422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92-([.J197]*0.025)" office:value-type="float" office:value="-163.525">
            <text:p>-163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5"/>
          <table:table-cell table:formula="of:=14413+0.025*[.J197]" office:value-type="float" office:value="14768.525">
            <text:p>14768,52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</text:p>
          </table:table-cell>
          <table:table-cell table:formula="of:=[.J199]-[.J198]" office:value-type="float" office:value="14932.05">
            <text:p>14932,05</text:p>
          </table:table-cell>
          <table:table-cell/>
          <table:table-cell office:value-type="float" office:value="-163.525">
            <text:p>-163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number-columns-repeated="4"/>
          <table:table-cell office:value-type="string">
            <text:p>diff class</text:p>
          </table:table-cell>
          <table:table-cell table:formula="of:=[.J203]/8" office:value-type="float" office:value="1866.50625">
            <text:p>1866,50625</text:p>
          </table:table-cell>
          <table:table-cell office:value-type="float" office:value="1">
            <text:p>1</text:p>
          </table:table-cell>
          <table:table-cell table:formula="of:=[.J204]*[.K204]-163.525" office:value-type="float" office:value="1702.98125">
            <text:p>1702,98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2">
            <text:p>2</text:p>
          </table:table-cell>
          <table:table-cell table:formula="of:=[.J205]*[.K205]-163.525" office:value-type="float" office:value="3569.4875">
            <text:p>3569,4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office:value-type="string">
            <text:p>,</text:p>
          </table:table-cell>
          <table:table-cell table:number-columns-repeated="5"/>
          <table:table-cell table:formula="of:=[.J204]" office:value-type="float" office:value="1866.50625">
            <text:p>1866,50625</text:p>
          </table:table-cell>
          <table:table-cell office:value-type="float" office:value="3">
            <text:p>3</text:p>
          </table:table-cell>
          <table:table-cell table:formula="of:=[.J206]*[.K206]-163.525" office:value-type="float" office:value="5435.99375">
            <text:p>5435,993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4">
            <text:p>4</text:p>
          </table:table-cell>
          <table:table-cell table:formula="of:=[.J207]*[.K207]-163.525" office:value-type="float" office:value="7302.5">
            <text:p>7302,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69">
            <text:p>269</text:p>
          </table:table-cell>
          <table:table-cell office:value-type="string">
            <text:p>,</text:p>
          </table:table-cell>
          <table:table-cell table:number-columns-repeated="5"/>
          <table:table-cell table:formula="of:=[.J206]" office:value-type="float" office:value="1866.50625">
            <text:p>1866,50625</text:p>
          </table:table-cell>
          <table:table-cell office:value-type="float" office:value="5">
            <text:p>5</text:p>
          </table:table-cell>
          <table:table-cell table:formula="of:=[.J208]*[.K208]-163.525" office:value-type="float" office:value="9169.00625">
            <text:p>9169,006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84">
            <text:p>284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6">
            <text:p>6</text:p>
          </table:table-cell>
          <table:table-cell table:formula="of:=[.J209]*[.K209]-163.525" office:value-type="float" office:value="11035.5125">
            <text:p>11035,51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92">
            <text:p>292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7">
            <text:p>7</text:p>
          </table:table-cell>
          <table:table-cell table:formula="of:=[.J210]*[.K210]-163.525" office:value-type="float" office:value="12902.01875">
            <text:p>12902,0187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office:value-type="string">
            <text:p>,</text:p>
          </table:table-cell>
          <table:table-cell table:number-columns-repeated="5"/>
          <table:table-cell table:formula="of:=[.J207]" office:value-type="float" office:value="1866.50625">
            <text:p>1866,50625</text:p>
          </table:table-cell>
          <table:table-cell office:value-type="float" office:value="8">
            <text:p>8</text:p>
          </table:table-cell>
          <table:table-cell table:formula="of:=[.J211]*[.K211]-163.525" office:value-type="float" office:value="14768.525">
            <text:p>14768,52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6">
            <text:p>31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1">
            <text:p>33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4">
          <table:table-cell table:number-columns-repeated="2"/>
          <table:table-cell office:value-type="float" office:value="357">
            <text:p>357</text:p>
          </table:table-cell>
          <table:table-cell office:value-type="string">
            <text:p>,</text:p>
          </table:table-cell>
          <table:table-cell/>
          <table:table-cell office:value-type="string">
            <text:p>xor de bit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367">
            <text:p>367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AVERAGE([.G215:.G216])" office:value-type="float" office:value="34.5">
            <text:p>34,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office:value-type="string">
            <text:p>,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14">
            <text:p>414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table:formula="of:=AVERAGE([.G217:.G220])" office:value-type="float" office:value="69.75">
            <text:p>69,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443">
            <text:p>443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446">
            <text:p>446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office:value-type="string">
            <text:p>,</text:p>
          </table:table-cell>
          <table:table-cell/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21">
            <text:p>52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AVERAGE([.G221:.G228])" office:value-type="float" office:value="105.25">
            <text:p>105,25</text:p>
          </table:table-cell>
          <table:table-cell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1">
            <text:p>531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2"/>
          <table:table-cell table:style-name="ce3"/>
          <table:table-cell table:number-columns-repeated="4"/>
          <table:table-cell table:style-name="ce4"/>
        </table:table-row>
        <table:table-row table:style-name="ro2">
          <table:table-cell table:number-columns-repeated="2"/>
          <table:table-cell office:value-type="float" office:value="534">
            <text:p>53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3">
            <text:p>553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54">
            <text:p>55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4">
            <text:p>564</text:p>
          </table:table-cell>
          <table:table-cell office:value-type="string">
            <text:p>,</text:p>
          </table:table-cell>
          <table:table-cell/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style-name="ce3" table:formula="of:=AVERAGE([.G229:.G244])" office:value-type="float" office:value="139.9375">
            <text:p>139,9375</text:p>
          </table:table-cell>
          <table:table-cell table:number-columns-repeated="6"/>
          <table:table-cell table:style-name="ce4"/>
        </table:table-row>
        <table:table-row table:style-name="ro2">
          <table:table-cell table:number-columns-repeated="2"/>
          <table:table-cell office:value-type="float" office:value="746">
            <text:p>74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62">
            <text:p>76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6">
            <text:p>78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87">
            <text:p>787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798">
            <text:p>798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7"/>
          <table:table-cell table:style-name="ce4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32">
            <text:p>83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872">
            <text:p>872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39">
            <text:p>93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79">
            <text:p>97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069">
            <text:p>1069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31">
            <text:p>1131</text:p>
          </table:table-cell>
          <table:table-cell office:value-type="string">
            <text:p>,</text:p>
          </table:table-cell>
          <table:table-cell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47">
            <text:p>114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style-name="ce3" table:formula="of:=AVERAGE([.G245:.G276])" office:value-type="float" office:value="176.96875">
            <text:p>176,968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194">
            <text:p>119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14">
            <text:p>121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286">
            <text:p>128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17">
            <text:p>131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49">
            <text:p>134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66">
            <text:p>1366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01">
            <text:p>14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41">
            <text:p>144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54">
            <text:p>145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4">
            <text:p>14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469">
            <text:p>146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8">
            <text:p>152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29">
            <text:p>152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624">
            <text:p>162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07">
            <text:p>180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48">
            <text:p>1848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864">
            <text:p>18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64">
            <text:p>1964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32">
            <text:p>203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079">
            <text:p>2079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25">
            <text:p>2225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237">
            <text:p>2237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1">
            <text:p>2301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02">
            <text:p>2302</text:p>
          </table:table-cell>
          <table:table-cell office:value-type="string">
            <text:p>,</text:p>
          </table:table-cell>
          <table:table-cell/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63">
            <text:p>236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style-name="ce3" table:formula="of:=AVERAGE([.G277:.G339])" office:value-type="float" office:value="209.52380952381">
            <text:p>209,523809523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2432">
            <text:p>243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34">
            <text:p>24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455">
            <text:p>245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10">
            <text:p>251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1">
            <text:p>253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38">
            <text:p>253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578">
            <text:p>257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22">
            <text:p>262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33">
            <text:p>26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92">
            <text:p>269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23">
            <text:p>27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746">
            <text:p>274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888">
            <text:p>288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07">
            <text:p>29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41">
            <text:p>304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184">
            <text:p>318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04">
            <text:p>320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6">
            <text:p>322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29">
            <text:p>322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245">
            <text:p>324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08">
            <text:p>330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23">
            <text:p>33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340">
            <text:p>334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27">
            <text:p>342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479">
            <text:p>34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17">
            <text:p>35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21">
            <text:p>35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0">
            <text:p>360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02">
            <text:p>360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661">
            <text:p>366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28">
            <text:p>392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933">
            <text:p>393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62">
            <text:p>406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099">
            <text:p>40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09">
            <text:p>410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111">
            <text:p>411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18">
            <text:p>4218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44">
            <text:p>424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0">
            <text:p>429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299">
            <text:p>42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07">
            <text:p>430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380">
            <text:p>438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72">
            <text:p>4472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87">
            <text:p>448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493">
            <text:p>449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567">
            <text:p>456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57">
            <text:p>465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699">
            <text:p>469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23">
            <text:p>482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30">
            <text:p>483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4854">
            <text:p>485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034">
            <text:p>5034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343">
            <text:p>534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520">
            <text:p>5520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17">
            <text:p>5817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5825">
            <text:p>5825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021">
            <text:p>602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179">
            <text:p>6179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353">
            <text:p>635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513">
            <text:p>6513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681">
            <text:p>6681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776">
            <text:p>6776</text:p>
          </table:table-cell>
          <table:table-cell office:value-type="string">
            <text:p>,</text:p>
          </table:table-cell>
          <table:table-cell/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6812">
            <text:p>681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854">
            <text:p>685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6987">
            <text:p>69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045">
            <text:p>704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0">
            <text:p>713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34">
            <text:p>713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51">
            <text:p>715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164">
            <text:p>716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380">
            <text:p>738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476">
            <text:p>74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624">
            <text:p>7624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776">
            <text:p>777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7895">
            <text:p>7895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309">
            <text:p>830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536">
            <text:p>8536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8749">
            <text:p>874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9000">
            <text:p>9000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187">
            <text:p>1018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0371">
            <text:p>10371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207">
            <text:p>12207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2582">
            <text:p>12582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3579">
            <text:p>13579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14413">
            <text:p>14413</text:p>
          </table:table-cell>
          <table:table-cell office:value-type="string">
            <text:p>,</text:p>
          </table:table-cell>
          <table:table-cell table:number-columns-repeated="11"/>
        </table:table-row>
        <table:table-row table:style-name="ro2" table:number-rows-repeated="4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euille2" table:style-name="ta1">
        <table:table-column table:style-name="co1" table:number-columns-repeated="12" table:default-cell-style-name="Default"/>
        <table:table-row table:style-name="ro4">
          <table:table-cell office:value-type="string">
            <text:p>xor bits</text:p>
          </table:table-cell>
          <table:table-cell office:value-type="string">
            <text:p>nbits</text:p>
          </table:table-cell>
          <table:table-cell office:value-type="string">
            <text:p>moy</text:p>
          </table:table-cell>
          <table:table-cell table:number-columns-repeated="3"/>
          <table:table-cell office:value-type="string">
            <text:p>inf</text:p>
          </table:table-cell>
          <table:table-cell/>
          <table:table-cell office:value-type="string">
            <text:p>sup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2" office:value-type="string">
            <text:p>,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7">
            <text:p>57</text:p>
          </table:table-cell>
          <table:table-cell table:style-name="ce2" office:value-type="string">
            <text:p>,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85.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83">
            <text:p>83</text:p>
          </table:table-cell>
          <table:table-cell table:style-name="ce2" office:value-type="string">
            <text:p>,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114.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13">
            <text:p>113</text:p>
          </table:table-cell>
          <table:table-cell table:style-name="ce2" office:value-type="string">
            <text:p>,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143.34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41">
            <text:p>141</text:p>
          </table:table-cell>
          <table:table-cell table:style-name="ce2"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/>
          <table:table-cell table:style-name="ce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169.5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64">
            <text:p>164</text:p>
          </table:table-cell>
          <table:table-cell table:style-name="ce2"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198.0937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192">
            <text:p>192</text:p>
          </table:table-cell>
          <table:table-cell table:style-name="ce2" office:value-type="string">
            <text:p>,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225.5820312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13">
            <text:p>213</text:p>
          </table:table-cell>
          <table:table-cell table:style-name="ce2" office:value-type="string">
            <text:p>,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254.260223048327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45">
            <text:p>245</text:p>
          </table:table-cell>
          <table:table-cell table:style-name="ce2" office:value-type="string">
            <text:p>,</text:p>
          </table:table-cell>
          <table:table-cell office:value-type="float" office:value="266">
            <text:p>266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282.8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267">
            <text:p>267</text:p>
          </table:table-cell>
          <table:table-cell table:style-name="ce2" office:value-type="string">
            <text:p>,</text:p>
          </table:table-cell>
          <table:table-cell office:value-type="float" office:value="305">
            <text:p>30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313.7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02">
            <text:p>302</text:p>
          </table:table-cell>
          <table:table-cell table:style-name="ce2" office:value-type="string">
            <text:p>,</text:p>
          </table:table-cell>
          <table:table-cell office:value-type="float" office:value="339">
            <text:p>33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340.06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22">
            <text:p>322</text:p>
          </table:table-cell>
          <table:table-cell table:style-name="ce2" office:value-type="string">
            <text:p>,</text:p>
          </table:table-cell>
          <table:table-cell office:value-type="float" office:value="354">
            <text:p>3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371.2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57">
            <text:p>357</text:p>
          </table:table-cell>
          <table:table-cell table:style-name="ce2" office:value-type="string">
            <text:p>,</text:p>
          </table:table-cell>
          <table:table-cell office:value-type="float" office:value="389">
            <text:p>38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396.1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69">
            <text:p>369</text:p>
          </table:table-cell>
          <table:table-cell table:style-name="ce2" office:value-type="string">
            <text:p>,</text:p>
          </table:table-cell>
          <table:table-cell office:value-type="float" office:value="417">
            <text:p>41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421.94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396">
            <text:p>396</text:p>
          </table:table-cell>
          <table:table-cell table:style-name="ce2" office:value-type="string">
            <text:p>,</text:p>
          </table:table-cell>
          <table:table-cell office:value-type="float" office:value="444">
            <text:p>44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449.5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28">
            <text:p>428</text:p>
          </table:table-cell>
          <table:table-cell table:style-name="ce2" office:value-type="string">
            <text:p>,</text:p>
          </table:table-cell>
          <table:table-cell office:value-type="float" office:value="471">
            <text:p>47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479.10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66">
            <text:p>466</text:p>
          </table:table-cell>
          <table:table-cell table:style-name="ce2" office:value-type="string">
            <text:p>,</text:p>
          </table:table-cell>
          <table:table-cell office:value-type="float" office:value="511">
            <text:p>51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506.43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485">
            <text:p>485</text:p>
          </table:table-cell>
          <table:table-cell table:style-name="ce2" office:value-type="string">
            <text:p>,</text:p>
          </table:table-cell>
          <table:table-cell office:value-type="float" office:value="530">
            <text:p>53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535.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17">
            <text:p>517</text:p>
          </table:table-cell>
          <table:table-cell table:style-name="ce2" office:value-type="string">
            <text:p>,</text:p>
          </table:table-cell>
          <table:table-cell office:value-type="float" office:value="570">
            <text:p>57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string">
            <text:p>567.3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5">
            <text:p>535</text:p>
          </table:table-cell>
          <table:table-cell table:style-name="ce2" office:value-type="string">
            <text:p>,</text:p>
          </table:table-cell>
          <table:table-cell office:value-type="float" office:value="588">
            <text:p>58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578.0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34">
            <text:p>534</text:p>
          </table:table-cell>
          <table:table-cell table:style-name="ce2" office:value-type="string">
            <text:p>,</text:p>
          </table:table-cell>
          <table:table-cell office:value-type="float" office:value="614">
            <text:p>61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618.97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586">
            <text:p>586</text:p>
          </table:table-cell>
          <table:table-cell table:style-name="ce2" office:value-type="string">
            <text:p>,</text:p>
          </table:table-cell>
          <table:table-cell office:value-type="float" office:value="655">
            <text:p>655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642.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06">
            <text:p>606</text:p>
          </table:table-cell>
          <table:table-cell table:style-name="ce2" office:value-type="string">
            <text:p>,</text:p>
          </table:table-cell>
          <table:table-cell office:value-type="float" office:value="699">
            <text:p>699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string">
            <text:p>663.68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33">
            <text:p>633</text:p>
          </table:table-cell>
          <table:table-cell table:style-name="ce2" office:value-type="string">
            <text:p>,</text:p>
          </table:table-cell>
          <table:table-cell office:value-type="float" office:value="701">
            <text:p>701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string">
            <text:p>695.12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3">
            <text:p>663</text:p>
          </table:table-cell>
          <table:table-cell table:style-name="ce2" office:value-type="string">
            <text:p>,</text:p>
          </table:table-cell>
          <table:table-cell office:value-type="float" office:value="732">
            <text:p>73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string">
            <text:p>720.7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666">
            <text:p>666</text:p>
          </table:table-cell>
          <table:table-cell table:style-name="ce2" office:value-type="string">
            <text:p>,</text:p>
          </table:table-cell>
          <table:table-cell office:value-type="float" office:value="822">
            <text:p>82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string">
            <text:p>768.3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19">
            <text:p>719</text:p>
          </table:table-cell>
          <table:table-cell table:style-name="ce2" office:value-type="string">
            <text:p>,</text:p>
          </table:table-cell>
          <table:table-cell office:value-type="float" office:value="818">
            <text:p>818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string">
            <text:p>783.808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34">
            <text:p>734</text:p>
          </table:table-cell>
          <table:table-cell table:style-name="ce2" office:value-type="string">
            <text:p>,</text:p>
          </table:table-cell>
          <table:table-cell office:value-type="float" office:value="867">
            <text:p>867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799.124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40">
            <text:p>740</text:p>
          </table:table-cell>
          <table:table-cell table:style-name="ce2" office:value-type="string">
            <text:p>,</text:p>
          </table:table-cell>
          <table:table-cell office:value-type="float" office:value="854">
            <text:p>854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string">
            <text:p>831.848484848485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7">
            <text:p>797</text:p>
          </table:table-cell>
          <table:table-cell table:style-name="ce2" office:value-type="string">
            <text:p>,</text:p>
          </table:table-cell>
          <table:table-cell office:value-type="float" office:value="940">
            <text:p>940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string">
            <text:p>844.716</text:p>
          </table:table-cell>
          <table:table-cell office:value-type="string">
            <text:p>,</text:p>
          </table:table-cell>
          <table:table-cell table:number-columns-repeated="2"/>
          <table:table-cell office:value-type="float" office:value="795">
            <text:p>795</text:p>
          </table:table-cell>
          <table:table-cell table:style-name="ce2" office:value-type="string">
            <text:p>,</text:p>
          </table:table-cell>
          <table:table-cell office:value-type="float" office:value="862">
            <text:p>862</text:p>
          </table:table-cell>
          <table:table-cell office:value-type="string">
            <text:p>,</text:p>
          </table:table-cell>
          <table:table-cell table:number-columns-repeated="2"/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3" table:style-name="ta1">
        <table:table-column table:style-name="co1" table:number-columns-repeated="9" table:default-cell-style-name="Default"/>
        <table:table-row table:style-name="ro4">
          <table:table-cell office:value-type="string">
            <text:p>sum integer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AVERAGE([.G2];[.H2])" office:value-type="float" office:value="6">
            <text:p>6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AVERAGE([.G3];[.H3])" office:value-type="float" office:value="7">
            <text:p>7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/>
          <table:table-cell table:number-columns-repeated="2" office:value-type="float" office:value="9">
            <text:p>9</text:p>
          </table:table-cell>
          <table:table-cell table:formula="of:=AVERAGE([.G4];[.H4])" office:value-type="float" office:value="9">
            <text:p>9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AVERAGE([.G5];[.H5])" office:value-type="float" office:value="10">
            <text:p>10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G6];[.H6])" office:value-type="float" office:value="11.5">
            <text:p>11,5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/>
          <table:table-cell table:number-columns-repeated="2" office:value-type="float" office:value="13">
            <text:p>13</text:p>
          </table:table-cell>
          <table:table-cell table:formula="of:=AVERAGE([.G7];[.H7])" office:value-type="float" office:value="13">
            <text:p>13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/>
          <table:table-cell table:number-columns-repeated="2" office:value-type="float" office:value="14">
            <text:p>14</text:p>
          </table:table-cell>
          <table:table-cell table:formula="of:=AVERAGE([.G8];[.H8])" office:value-type="float" office:value="14">
            <text:p>14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/>
          <table:table-cell table:number-columns-repeated="2" office:value-type="float" office:value="15">
            <text:p>15</text:p>
          </table:table-cell>
          <table:table-cell table:formula="of:=AVERAGE([.G9];[.H9])" office:value-type="float" office:value="15">
            <text:p>15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G10];[.H10])" office:value-type="float" office:value="16.5">
            <text:p>16,5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/>
          <table:table-cell table:number-columns-repeated="2" office:value-type="float" office:value="17">
            <text:p>17</text:p>
          </table:table-cell>
          <table:table-cell table:formula="of:=AVERAGE([.G11];[.H11])" office:value-type="float" office:value="17">
            <text:p>17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AVERAGE([.G12];[.H12])" office:value-type="float" office:value="18.5">
            <text:p>18,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AVERAGE([.G13];[.H13])" office:value-type="float" office:value="20.5">
            <text:p>20,5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G14];[.H14])" office:value-type="float" office:value="21.5">
            <text:p>21,5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G15];[.H15])" office:value-type="float" office:value="22.5">
            <text:p>22,5</text:p>
          </table:table-cell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G16];[.H16])" office:value-type="float" office:value="24.5">
            <text:p>24,5</text:p>
          </table:table-cell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/>
          <table:table-cell table:number-columns-repeated="2" office:value-type="float" office:value="26">
            <text:p>26</text:p>
          </table:table-cell>
          <table:table-cell table:formula="of:=AVERAGE([.G17];[.H17])" office:value-type="float" office:value="26">
            <text:p>26</text:p>
          </table:table-cell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/>
          <table:table-cell table:number-columns-repeated="2" office:value-type="float" office:value="27">
            <text:p>27</text:p>
          </table:table-cell>
          <table:table-cell table:formula="of:=AVERAGE([.G18];[.H18])" office:value-type="float" office:value="27">
            <text:p>27</text:p>
          </table:table-cell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/>
          <table:table-cell table:number-columns-repeated="2" office:value-type="float" office:value="28">
            <text:p>28</text:p>
          </table:table-cell>
          <table:table-cell table:formula="of:=AVERAGE([.G19];[.H19])" office:value-type="float" office:value="28">
            <text:p>28</text:p>
          </table:table-cell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AVERAGE([.G20];[.H20])" office:value-type="float" office:value="29.5">
            <text:p>29,5</text:p>
          </table:table-cell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G21];[.H21])" office:value-type="float" office:value="30.5">
            <text:p>30,5</text:p>
          </table:table-cell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/>
          <table:table-cell table:number-columns-repeated="2" office:value-type="float" office:value="32">
            <text:p>32</text:p>
          </table:table-cell>
          <table:table-cell table:formula="of:=AVERAGE([.G22];[.H22])" office:value-type="float" office:value="32">
            <text:p>32</text:p>
          </table:table-cell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G23];[.H23])" office:value-type="float" office:value="33.5">
            <text:p>33,5</text:p>
          </table:table-cell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AVERAGE([.G24];[.H24])" office:value-type="float" office:value="35.5">
            <text:p>35,5</text:p>
          </table:table-cell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AVERAGE([.G25];[.H25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/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formula="of:=AVERAGE([.G26];[.H26])" office:value-type="float" office:value="36.5">
            <text:p>36,5</text:p>
          </table:table-cell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AVERAGE([.G27];[.H27])" office:value-type="float" office:value="38">
            <text:p>38</text:p>
          </table:table-cell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/>
          <table:table-cell table:number-columns-repeated="2" office:value-type="float" office:value="40">
            <text:p>40</text:p>
          </table:table-cell>
          <table:table-cell table:formula="of:=AVERAGE([.G28];[.H28])" office:value-type="float" office:value="40">
            <text:p>40</text:p>
          </table:table-cell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/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AVERAGE([.G29];[.H29])" office:value-type="float" office:value="41.5">
            <text:p>41,5</text:p>
          </table:table-cell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/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G30];[.H30])" office:value-type="float" office:value="42.5">
            <text:p>42,5</text:p>
          </table:table-cell>
        </table:table-row>
      </table:table>
      <table:table table:name="Feuille4" table:style-name="ta1">
        <table:table-column table:style-name="co1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encrypt</text:p>
          </table:table-cell>
          <table:table-cell table:number-columns-repeated="2"/>
          <table:table-cell office:value-type="string">
            <text:p>decrypt</text:p>
          </table:table-cell>
          <table:table-cell table:number-columns-repeated="2"/>
          <table:table-cell office:value-type="string">
            <text:p>add</text:p>
          </table:table-cell>
          <table:table-cell table:number-columns-repeated="2"/>
          <table:table-cell office:value-type="string">
            <text:p>mult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17">
            <text:p>217</text:p>
          </table:table-cell>
          <table:table-cell office:value-type="float" office:value="238">
            <text:p>238</text:p>
          </table:table-cell>
          <table:table-cell table:number-columns-repeated="101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Mu=4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log(p)</text:p>
          </table:table-cell>
          <table:table-cell office:value-type="string">
            <text:p>keygen</text:p>
          </table:table-cell>
          <table:table-cell office:value-type="string">
            <text:p>Encrypt(100)</text:p>
          </table:table-cell>
          <table:table-cell office:value-type="string">
            <text:p>Add 100</text:p>
          </table:table-cell>
          <table:table-cell office:value-type="string">
            <text:p>Mult,100</text:p>
          </table:table-cell>
          <table:table-cell office:value-type="string">
            <text:p>Recrypt,100</text:p>
          </table:table-cell>
          <table:table-cell office:value-type="string">
            <text:p>Decrypt,10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764">
            <text:p>764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371">
            <text:p>237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535">
            <text:p>1535</text:p>
          </table:table-cell>
          <table:table-cell office:value-type="float" office:value="221">
            <text:p>22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23">
            <text:p>302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3077">
            <text:p>3077</text:p>
          </table:table-cell>
          <table:table-cell office:value-type="float" office:value="1131">
            <text:p>113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3380">
            <text:p>338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155">
            <text:p>6155</text:p>
          </table:table-cell>
          <table:table-cell office:value-type="float" office:value="8560">
            <text:p>856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881">
            <text:p>5881</text:p>
          </table:table-cell>
          <table:table-cell office:value-type="float" office:value="5889">
            <text:p>5889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office:value-type="float" office:value="12329">
            <text:p>12329</text:p>
          </table:table-cell>
          <table:table-cell office:value-type="float" office:value="852849">
            <text:p>852849</text:p>
          </table:table-cell>
          <table:table-cell office:value-type="float" office:value="477">
            <text:p>477</text:p>
          </table:table-cell>
          <table:table-cell office:value-type="float" office:value="5">
            <text:p>5</text:p>
          </table:table-cell>
          <table:table-cell office:value-type="float" office:value="20230">
            <text:p>20230</text:p>
          </table:table-cell>
          <table:table-cell office:value-type="float" office:value="20057">
            <text:p>20057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racine N</text:p>
          </table:table-cell>
          <table:table-cell table:style-name="ce8" office:value-type="string">
            <text:p>mu</text:p>
          </table:table-cell>
          <table:table-cell table:style-name="ce8"/>
          <table:table-cell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table:formula="of:=2^[.A33]" office:value-type="float" office:value="4">
            <text:p>4</text:p>
          </table:table-cell>
          <table:table-cell table:formula="of:=SQRT([.B33])" office:value-type="float" office:value="2">
            <text:p>2</text:p>
          </table:table-cell>
          <table:table-cell table:formula="of:=[.C33]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3]/(2*[.E33]*[.C3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33];2)" office:value-type="float" office:value="380">
            <text:p>380</text:p>
          </table:table-cell>
          <table:table-cell table:formula="of:=2^([.B33]/[.H33])" office:value-type="float" office:value="1.00732296886218">
            <text:p>1,0073229689</text:p>
          </table:table-cell>
          <table:table-cell table:formula="of:=([.B33]/[.H33])" office:value-type="float" office:value="0.0105263157894737">
            <text:p>0,0105263158</text:p>
          </table:table-cell>
          <table:table-cell table:formula="of:=LOG(LOG( [.F33]/(2*[.C33]); 2) ;2) - LOG(LOG( [.B33] * [.E33];2) ; 2)" office:value-type="float" office:value="6.57742882803575">
            <text:p>6,577428828</text:p>
          </table:table-cell>
          <table:table-cell table:number-columns-repeated="1013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table:formula="of:=2^[.A34]" office:value-type="float" office:value="8">
            <text:p>8</text:p>
          </table:table-cell>
          <table:table-cell table:style-name="ce5" table:formula="of:=SQRT([.B34])" office:value-type="float" office:value="2.82842712474619">
            <text:p>2,8284271247</text:p>
          </table:table-cell>
          <table:table-cell table:style-name="ce5" table:formula="of:=[.C34]" office:value-type="float" office:value="2.82842712474619">
            <text:p>2,8284271247</text:p>
          </table:table-cell>
          <table:table-cell table:style-name="ce5" office:value-type="float" office:value="4">
            <text:p>4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34]/(2*[.E34]*[.C3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5" table:formula="of:=LOG([.G34];2)" office:value-type="float" office:value="379.5">
            <text:p>379,5</text:p>
          </table:table-cell>
          <table:table-cell table:style-name="ce5" table:formula="of:=2^([.B34]/[.H34])" office:value-type="float" office:value="1.01471907244977">
            <text:p>1,0147190724</text:p>
          </table:table-cell>
          <table:table-cell table:style-name="ce5" table:formula="of:=([.B34]/[.H34])" office:value-type="float" office:value="0.0210803689064559">
            <text:p>0,0210803689</text:p>
          </table:table-cell>
          <table:table-cell table:style-name="ce9" table:formula="of:=LOG(LOG( [.F34]/(2*[.C34]); 2) ;2) - LOG(LOG( [.B34] * [.E34];2) ; 2)" office:value-type="float" office:value="6.25361115194717">
            <text:p>6,2536111519</text:p>
          </table:table-cell>
          <table:table-cell table:style-name="ce5"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35]" office:value-type="float" office:value="16">
            <text:p>16</text:p>
          </table:table-cell>
          <table:table-cell table:formula="of:=SQRT([.B35])" office:value-type="float" office:value="4">
            <text:p>4</text:p>
          </table:table-cell>
          <table:table-cell table:formula="of:=[.C35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5]/(2*[.E35]*[.C3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35];2)" office:value-type="float" office:value="379">
            <text:p>379</text:p>
          </table:table-cell>
          <table:table-cell table:formula="of:=2^([.B35]/[.H35])" office:value-type="float" office:value="1.02969449361389">
            <text:p>1,0296944936</text:p>
          </table:table-cell>
          <table:table-cell table:formula="of:=([.B35]/[.H35])" office:value-type="float" office:value="0.0422163588390501">
            <text:p>0,0422163588</text:p>
          </table:table-cell>
          <table:table-cell table:formula="of:=LOG(LOG( [.F35]/(2*[.C35]); 2) ;2) - LOG(LOG( [.B35] * [.E35];2) ; 2)" office:value-type="float" office:value="5.98868468677217">
            <text:p>5,988684686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36]" office:value-type="float" office:value="32">
            <text:p>32</text:p>
          </table:table-cell>
          <table:table-cell table:formula="of:=SQRT([.B36])" office:value-type="float" office:value="5.65685424949238">
            <text:p>5,6568542495</text:p>
          </table:table-cell>
          <table:table-cell table:formula="of:=[.C36]" office:value-type="float" office:value="5.65685424949238">
            <text:p>5,6568542495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6]/(2*[.E36]*[.C3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36];2)" office:value-type="float" office:value="378.5">
            <text:p>378,5</text:p>
          </table:table-cell>
          <table:table-cell table:formula="of:=2^([.B36]/[.H36])" office:value-type="float" office:value="1.06035272376182">
            <text:p>1,0603527238</text:p>
          </table:table-cell>
          <table:table-cell table:formula="of:=([.B36]/[.H36])" office:value-type="float" office:value="0.0845442536327609">
            <text:p>0,0845442536</text:p>
          </table:table-cell>
          <table:table-cell table:formula="of:=LOG(LOG( [.F36]/(2*[.C36]); 2) ;2) - LOG(LOG( [.B36] * [.E36];2) ; 2)" office:value-type="float" office:value="5.76439772144594">
            <text:p>5,7643977214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37]" office:value-type="float" office:value="64">
            <text:p>64</text:p>
          </table:table-cell>
          <table:table-cell table:formula="of:=SQRT([.B37])" office:value-type="float" office:value="8">
            <text:p>8</text:p>
          </table:table-cell>
          <table:table-cell table:formula="of:=[.C3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7]/(2*[.E37]*[.C37])" office:value-type="float" office:value="6.15656346818664E+113">
            <text:p>615656346818664000000000000000000000000000000000000000000000000000000000000000000000000000000000000000000000000000</text:p>
          </table:table-cell>
          <table:table-cell table:formula="of:=LOG([.G37];2)" office:value-type="float" office:value="378">
            <text:p>378</text:p>
          </table:table-cell>
          <table:table-cell table:formula="of:=2^([.B37]/[.H37])" office:value-type="float" office:value="1.12452222076234">
            <text:p>1,1245222208</text:p>
          </table:table-cell>
          <table:table-cell table:formula="of:=([.B37]/[.H37])" office:value-type="float" office:value="0.169312169312169">
            <text:p>0,1693121693</text:p>
          </table:table-cell>
          <table:table-cell table:formula="of:=LOG(LOG( [.F37]/(2*[.C37]); 2) ;2) - LOG(LOG( [.B37] * [.E37];2) ; 2)" office:value-type="float" office:value="5.56985560833095">
            <text:p>5,5698556083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38]" office:value-type="float" office:value="128">
            <text:p>128</text:p>
          </table:table-cell>
          <table:table-cell table:formula="of:=SQRT([.B38])" office:value-type="float" office:value="11.3137084989848">
            <text:p>11,313708499</text:p>
          </table:table-cell>
          <table:table-cell table:formula="of:=[.C38]" office:value-type="float" office:value="11.3137084989848">
            <text:p>11,313708499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8]/(2*[.E38]*[.C38])" office:value-type="float" office:value="4.35334777716014E+113">
            <text:p>435334777716014000000000000000000000000000000000000000000000000000000000000000000000000000000000000000000000000000</text:p>
          </table:table-cell>
          <table:table-cell table:formula="of:=LOG([.G38];2)" office:value-type="float" office:value="377.5">
            <text:p>377,5</text:p>
          </table:table-cell>
          <table:table-cell table:formula="of:=2^([.B38]/[.H38])" office:value-type="float" office:value="1.26494341300338">
            <text:p>1,264943413</text:p>
          </table:table-cell>
          <table:table-cell table:formula="of:=([.B38]/[.H38])" office:value-type="float" office:value="0.339072847682119">
            <text:p>0,3390728477</text:p>
          </table:table-cell>
          <table:table-cell table:formula="of:=LOG(LOG( [.F38]/(2*[.C38]); 2) ;2) - LOG(LOG( [.B38] * [.E38];2) ; 2)" office:value-type="float" office:value="5.39803107397315">
            <text:p>5,398031074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39]" office:value-type="float" office:value="256">
            <text:p>256</text:p>
          </table:table-cell>
          <table:table-cell table:formula="of:=SQRT([.B39])" office:value-type="float" office:value="16">
            <text:p>16</text:p>
          </table:table-cell>
          <table:table-cell table:formula="of:=[.C3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39]/(2*[.E39]*[.C39])" office:value-type="float" office:value="3.07828173409332E+113">
            <text:p>307828173409332000000000000000000000000000000000000000000000000000000000000000000000000000000000000000000000000000</text:p>
          </table:table-cell>
          <table:table-cell table:formula="of:=LOG([.G39];2)" office:value-type="float" office:value="377">
            <text:p>377</text:p>
          </table:table-cell>
          <table:table-cell table:formula="of:=2^([.B39]/[.H39])" office:value-type="float" office:value="1.60107966383434">
            <text:p>1,6010796638</text:p>
          </table:table-cell>
          <table:table-cell table:formula="of:=([.B39]/[.H39])" office:value-type="float" office:value="0.679045092838196">
            <text:p>0,6790450928</text:p>
          </table:table-cell>
          <table:table-cell table:formula="of:=LOG(LOG( [.F39]/(2*[.C39]); 2) ;2) - LOG(LOG( [.B39] * [.E39];2) ; 2)" office:value-type="float" office:value="5.24412594328373">
            <text:p>5,2441259433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40]" office:value-type="float" office:value="512">
            <text:p>512</text:p>
          </table:table-cell>
          <table:table-cell table:formula="of:=SQRT([.B40])" office:value-type="float" office:value="22.6274169979695">
            <text:p>22,627416998</text:p>
          </table:table-cell>
          <table:table-cell table:formula="of:=[.C40]" office:value-type="float" office:value="22.6274169979695">
            <text:p>22,627416998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40]/(2*[.E40]*[.C40])" office:value-type="float" office:value="2.17667388858007E+113">
            <text:p>217667388858007000000000000000000000000000000000000000000000000000000000000000000000000000000000000000000000000000</text:p>
          </table:table-cell>
          <table:table-cell table:formula="of:=LOG([.G40];2)" office:value-type="float" office:value="376.5">
            <text:p>376,5</text:p>
          </table:table-cell>
          <table:table-cell table:formula="of:=2^([.B40]/[.H40])" office:value-type="float" office:value="2.56666277620682">
            <text:p>2,5666627762</text:p>
          </table:table-cell>
          <table:table-cell table:formula="of:=([.B40]/[.H40])" office:value-type="float" office:value="1.35989375830013">
            <text:p>1,3598937583</text:p>
          </table:table-cell>
          <table:table-cell table:formula="of:=LOG(LOG( [.F40]/(2*[.C40]); 2) ;2) - LOG(LOG( [.B40] * [.E40];2) ; 2)" office:value-type="float" office:value="5.10471787134843">
            <text:p>5,1047178713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41]" office:value-type="float" office:value="1024">
            <text:p>1024</text:p>
          </table:table-cell>
          <table:table-cell table:formula="of:=SQRT([.B41])" office:value-type="float" office:value="32">
            <text:p>32</text:p>
          </table:table-cell>
          <table:table-cell table:formula="of:=[.C4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41]/(2*[.E41]*[.C41])" office:value-type="float" office:value="1.53914086704666E+113">
            <text:p>153914086704666000000000000000000000000000000000000000000000000000000000000000000000000000000000000000000000000000</text:p>
          </table:table-cell>
          <table:table-cell table:formula="of:=LOG([.G41];2)" office:value-type="float" office:value="376">
            <text:p>376</text:p>
          </table:table-cell>
          <table:table-cell table:formula="of:=2^([.B41]/[.H41])" office:value-type="float" office:value="6.60429358762003">
            <text:p>6,6042935876</text:p>
          </table:table-cell>
          <table:table-cell table:formula="of:=([.B41]/[.H41])" office:value-type="float" office:value="2.72340425531915">
            <text:p>2,7234042553</text:p>
          </table:table-cell>
          <table:table-cell table:formula="of:=LOG(LOG( [.F41]/(2*[.C41]); 2) ;2) - LOG(LOG( [.B41] * [.E41];2) ; 2)" office:value-type="float" office:value="4.97727992349992">
            <text:p>4,9772799235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2]" office:value-type="float" office:value="16">
            <text:p>16</text:p>
          </table:table-cell>
          <table:table-cell table:formula="of:=SQRT([.B42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5" office:value-type="float" office:value="32">
            <text:p>32</text:p>
          </table:table-cell>
          <table:table-cell table:formula="of:=[.F42]/(2*[.E42]*[.C42])" office:value-type="float" office:value="2">
            <text:p>2</text:p>
          </table:table-cell>
          <table:table-cell table:formula="of:=LOG([.G42];2)" office:value-type="float" office:value="1">
            <text:p>1</text:p>
          </table:table-cell>
          <table:table-cell table:formula="of:=2^([.B42]/[.H42])" office:value-type="float" office:value="65536">
            <text:p>65536</text:p>
          </table:table-cell>
          <table:table-cell table:formula="of:=([.B42]/[.H42])" office:value-type="float" office:value="16">
            <text:p>16</text:p>
          </table:table-cell>
          <table:table-cell table:formula="of:=LOG(LOG( [.F42]/(2*[.C42]); 2) ;2) - LOG(LOG( [.B42] * [.E42];2) ; 2)" office:value-type="float" office:value="-1.32192809488736">
            <text:p>-1,3219280949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3]" office:value-type="float" office:value="8">
            <text:p>8</text:p>
          </table:table-cell>
          <table:table-cell table:formula="of:=SQRT([.B43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 table:formula="of:=2^(8)" office:value-type="float" office:value="256">
            <text:p>256</text:p>
          </table:table-cell>
          <table:table-cell table:formula="of:=[.F43]/(2*[.E43]*[.C43])" office:value-type="float" office:value="11.3137084989848">
            <text:p>11,313708499</text:p>
          </table:table-cell>
          <table:table-cell table:formula="of:=LOG([.G43];2)" office:value-type="float" office:value="3.5">
            <text:p>3,5</text:p>
          </table:table-cell>
          <table:table-cell table:formula="of:=2^([.B43]/[.H43])" office:value-type="float" office:value="4.8760546168179">
            <text:p>4,8760546168</text:p>
          </table:table-cell>
          <table:table-cell table:formula="of:=([.B43]/[.H43])" office:value-type="float" office:value="2.28571428571429">
            <text:p>2,2857142857</text:p>
          </table:table-cell>
          <table:table-cell table:formula="of:=LOG(LOG( [.F43]/(2*[.C43]); 2) ;2) - LOG(LOG( [.B43] * [.E43];2) ; 2)" office:value-type="float" office:value="0.137503523749935">
            <text:p>0,1375035237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44]" office:value-type="float" office:value="8">
            <text:p>8</text:p>
          </table:table-cell>
          <table:table-cell table:formula="of:=SQRT([.B44])" office:value-type="float" office:value="2.82842712474619">
            <text:p>2,8284271247</text:p>
          </table:table-cell>
          <table:table-cell/>
          <table:table-cell office:value-type="float" office:value="2">
            <text:p>2</text:p>
          </table:table-cell>
          <table:table-cell table:formula="of:=2^[.C44]" office:value-type="float" office:value="7.10299330131602">
            <text:p>7,1029933013</text:p>
          </table:table-cell>
          <table:table-cell table:formula="of:=[.F44]/(2*[.E44]*[.C44])" office:value-type="float" office:value="0.627821841260397">
            <text:p>0,6278218413</text:p>
          </table:table-cell>
          <table:table-cell table:formula="of:=LOG([.G44];2)" office:value-type="float" office:value="-0.67157287525381">
            <text:p>-0,6715728753</text:p>
          </table:table-cell>
          <table:table-cell table:formula="of:=2^([.B44]/[.H44])" office:value-type="float" office:value="0.000259436050845177">
            <text:p>0,0002594361</text:p>
          </table:table-cell>
          <table:table-cell table:formula="of:=([.B44]/[.H44])" office:value-type="float" office:value="-11.9123334112869">
            <text:p>-11,9123334113</text:p>
          </table:table-cell>
          <table:table-cell table:formula="of:=LOG(LOG( [.F44]/(2*[.C44]); 2) ;2) - LOG(LOG( [.B44] * [.E44];2) ; 2)" office:value-type="float" office:value="-3.6063548108874">
            <text:p>-3,606354810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45]" office:value-type="float" office:value="16">
            <text:p>16</text:p>
          </table:table-cell>
          <table:table-cell table:formula="of:=SQRT([.B45])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formula="of:=2^[.C45]" office:value-type="float" office:value="16">
            <text:p>16</text:p>
          </table:table-cell>
          <table:table-cell table:formula="of:=[.F45]/(2*[.E45]*[.C45])" office:value-type="float" office:value="1">
            <text:p>1</text:p>
          </table:table-cell>
          <table:table-cell table:formula="of:=LOG([.G45];2)" office:value-type="float" office:value="0">
            <text:p>0</text:p>
          </table:table-cell>
          <table:table-cell table:formula="of:=2^([.B45]/[.H45])" office:value-type="float" office:value="0">
            <text:p>#DIV/0 !</text:p>
          </table:table-cell>
          <table:table-cell table:formula="of:=([.B45]/[.H45])" office:value-type="float" office:value="0">
            <text:p>#DIV/0 !</text:p>
          </table:table-cell>
          <table:table-cell table:formula="of:=LOG(LOG( [.F45]/(2*[.C45]); 2) ;2) - LOG(LOG( [.B45] * [.E45];2) ; 2)" office:value-type="float" office:value="-2.32192809488736">
            <text:p>-2,3219280949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46]" office:value-type="float" office:value="32">
            <text:p>32</text:p>
          </table:table-cell>
          <table:table-cell table:formula="of:=SQRT([.B46])" office:value-type="float" office:value="5.65685424949238">
            <text:p>5,6568542495</text:p>
          </table:table-cell>
          <table:table-cell/>
          <table:table-cell office:value-type="float" office:value="2">
            <text:p>2</text:p>
          </table:table-cell>
          <table:table-cell table:formula="of:=2^[.C46]" office:value-type="float" office:value="50.4525138385402">
            <text:p>50,4525138385</text:p>
          </table:table-cell>
          <table:table-cell table:formula="of:=[.F46]/(2*[.E46]*[.C46])" office:value-type="float" office:value="2.22970716644624">
            <text:p>2,2297071664</text:p>
          </table:table-cell>
          <table:table-cell table:formula="of:=LOG([.G46];2)" office:value-type="float" office:value="1.15685424949238">
            <text:p>1,1568542495</text:p>
          </table:table-cell>
          <table:table-cell table:formula="of:=2^([.B46]/[.H46])" office:value-type="float" office:value="212254527.070296">
            <text:p>212254527,070296</text:p>
          </table:table-cell>
          <table:table-cell table:formula="of:=([.B46]/[.H46])" office:value-type="float" office:value="27.6612200837239">
            <text:p>27,6612200837</text:p>
          </table:table-cell>
          <table:table-cell table:formula="of:=LOG(LOG( [.F46]/(2*[.C46]); 2) ;2) - LOG(LOG( [.B46] * [.E46];2) ; 2)" office:value-type="float" office:value="-1.47603381176987">
            <text:p>-1,4760338118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table:formula="of:=2^[.A47]" office:value-type="float" office:value="64">
            <text:p>64</text:p>
          </table:table-cell>
          <table:table-cell table:formula="of:=SQRT([.B47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2^[.C47]" office:value-type="float" office:value="256">
            <text:p>256</text:p>
          </table:table-cell>
          <table:table-cell table:formula="of:=[.F47]/(2*[.E47]*[.C47])" office:value-type="float" office:value="8">
            <text:p>8</text:p>
          </table:table-cell>
          <table:table-cell table:formula="of:=LOG([.G47];2)" office:value-type="float" office:value="3">
            <text:p>3</text:p>
          </table:table-cell>
          <table:table-cell table:formula="of:=2^([.B47]/[.H47])" office:value-type="float" office:value="2642245.94962913">
            <text:p>2642245,94962913</text:p>
          </table:table-cell>
          <table:table-cell table:formula="of:=([.B47]/[.H47])" office:value-type="float" office:value="21.3333333333333">
            <text:p>21,3333333333</text:p>
          </table:table-cell>
          <table:table-cell table:formula="of:=LOG(LOG( [.F47]/(2*[.C47]); 2) ;2) - LOG(LOG( [.B47] * [.E47];2) ; 2)" office:value-type="float" office:value="-0.807354922057604">
            <text:p>-0,8073549221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table:formula="of:=2^[.A48]" office:value-type="float" office:value="128">
            <text:p>128</text:p>
          </table:table-cell>
          <table:table-cell table:formula="of:=SQRT([.B48])" office:value-type="float" office:value="11.3137084989848">
            <text:p>11,313708499</text:p>
          </table:table-cell>
          <table:table-cell/>
          <table:table-cell office:value-type="float" office:value="2">
            <text:p>2</text:p>
          </table:table-cell>
          <table:table-cell table:formula="of:=2^[.C48]" office:value-type="float" office:value="2545.45615262809">
            <text:p>2545,4561526281</text:p>
          </table:table-cell>
          <table:table-cell table:formula="of:=[.F48]/(2*[.E48]*[.C48])" office:value-type="float" office:value="56.2471658355107">
            <text:p>56,2471658355</text:p>
          </table:table-cell>
          <table:table-cell table:formula="of:=LOG([.G48];2)" office:value-type="float" office:value="5.81370849898476">
            <text:p>5,813708499</text:p>
          </table:table-cell>
          <table:table-cell table:formula="of:=2^([.B48]/[.H48])" office:value-type="float" office:value="4243807.40303215">
            <text:p>4243807,40303215</text:p>
          </table:table-cell>
          <table:table-cell table:formula="of:=([.B48]/[.H48])" office:value-type="float" office:value="22.0169277531463">
            <text:p>22,0169277531</text:p>
          </table:table-cell>
          <table:table-cell table:formula="of:=LOG(LOG( [.F48]/(2*[.C48]); 2) ;2) - LOG(LOG( [.B48] * [.E48];2) ; 2)" office:value-type="float" office:value="-0.231559771976483">
            <text:p>-0,231559772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table:formula="of:=2^[.A49]" office:value-type="float" office:value="256">
            <text:p>256</text:p>
          </table:table-cell>
          <table:table-cell table:formula="of:=SQRT([.B49])"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table:formula="of:=2^[.C49]" office:value-type="float" office:value="65536">
            <text:p>65536</text:p>
          </table:table-cell>
          <table:table-cell table:formula="of:=[.F49]/(2*[.E49]*[.C49])" office:value-type="float" office:value="1024">
            <text:p>1024</text:p>
          </table:table-cell>
          <table:table-cell table:formula="of:=LOG([.G49];2)" office:value-type="float" office:value="10">
            <text:p>10</text:p>
          </table:table-cell>
          <table:table-cell table:formula="of:=2^([.B49]/[.H49])" office:value-type="float" office:value="50859008.4622467">
            <text:p>50859008,4622467</text:p>
          </table:table-cell>
          <table:table-cell table:formula="of:=([.B49]/[.H49])" office:value-type="float" office:value="25.6">
            <text:p>25,6</text:p>
          </table:table-cell>
          <table:table-cell table:formula="of:=LOG(LOG( [.F49]/(2*[.C49]); 2) ;2) - LOG(LOG( [.B49] * [.E49];2) ; 2)" office:value-type="float" office:value="0.289506617194985">
            <text:p>0,2895066172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table:formula="of:=2^[.A50]" office:value-type="float" office:value="512">
            <text:p>512</text:p>
          </table:table-cell>
          <table:table-cell table:formula="of:=SQRT([.B50])" office:value-type="float" office:value="22.6274169979695">
            <text:p>22,627416998</text:p>
          </table:table-cell>
          <table:table-cell/>
          <table:table-cell office:value-type="float" office:value="2">
            <text:p>2</text:p>
          </table:table-cell>
          <table:table-cell table:formula="of:=2^[.C50]" office:value-type="float" office:value="6479347.0249522">
            <text:p>6479347,0249522</text:p>
          </table:table-cell>
          <table:table-cell table:formula="of:=[.F50]/(2*[.E50]*[.C50])" office:value-type="float" office:value="71587.3471719466">
            <text:p>71587,3471719466</text:p>
          </table:table-cell>
          <table:table-cell table:formula="of:=LOG([.G50];2)" office:value-type="float" office:value="16.1274169979695">
            <text:p>16,127416998</text:p>
          </table:table-cell>
          <table:table-cell table:formula="of:=2^([.B50]/[.H50])" office:value-type="float" office:value="3604568342.83575">
            <text:p>3604568342,83575</text:p>
          </table:table-cell>
          <table:table-cell table:formula="of:=([.B50]/[.H50])" office:value-type="float" office:value="31.7471793570205">
            <text:p>31,747179357</text:p>
          </table:table-cell>
          <table:table-cell table:formula="of:=LOG(LOG( [.F50]/(2*[.C50]); 2) ;2) - LOG(LOG( [.B50] * [.E50];2) ; 2)" office:value-type="float" office:value="0.776307593616707">
            <text:p>0,776307593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table:formula="of:=2^[.A51]" office:value-type="float" office:value="1024">
            <text:p>1024</text:p>
          </table:table-cell>
          <table:table-cell table:formula="of:=SQRT([.B51])"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table:formula="of:=2^[.C51]" office:value-type="float" office:value="4294967296">
            <text:p>4294967296</text:p>
          </table:table-cell>
          <table:table-cell table:formula="of:=[.F51]/(2*[.E51]*[.C51])" office:value-type="float" office:value="33554432">
            <text:p>33554432</text:p>
          </table:table-cell>
          <table:table-cell table:formula="of:=LOG([.G51];2)" office:value-type="float" office:value="25">
            <text:p>25</text:p>
          </table:table-cell>
          <table:table-cell table:formula="of:=2^([.B51]/[.H51])" office:value-type="float" office:value="2138890848987.32">
            <text:p>2138890848987,32</text:p>
          </table:table-cell>
          <table:table-cell table:formula="of:=([.B51]/[.H51])" office:value-type="float" office:value="40.96">
            <text:p>40,96</text:p>
          </table:table-cell>
          <table:table-cell table:formula="of:=LOG(LOG( [.F51]/(2*[.C51]); 2) ;2) - LOG(LOG( [.B51] * [.E51];2) ; 2)" office:value-type="float" office:value="1.24100809950379">
            <text:p>1,2410080995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table:formula="of:=2^[.A52]" office:value-type="float" office:value="2048">
            <text:p>2048</text:p>
          </table:table-cell>
          <table:table-cell table:formula="of:=SQRT([.B52])" office:value-type="float" office:value="45.254833995939">
            <text:p>45,2548339959</text:p>
          </table:table-cell>
          <table:table-cell/>
          <table:table-cell office:value-type="float" office:value="2">
            <text:p>2</text:p>
          </table:table-cell>
          <table:table-cell table:formula="of:=2^[.C52]" office:value-type="float" office:value="41981937869756.9">
            <text:p>41981937869756,9</text:p>
          </table:table-cell>
          <table:table-cell table:formula="of:=[.F52]/(2*[.E52]*[.C52])" office:value-type="float" office:value="231919632461.386">
            <text:p>231919632461,386</text:p>
          </table:table-cell>
          <table:table-cell table:formula="of:=LOG([.G52];2)" office:value-type="float" office:value="37.754833995939">
            <text:p>37,7548339959</text:p>
          </table:table-cell>
          <table:table-cell table:formula="of:=2^([.B52]/[.H52])" office:value-type="float" office:value="2.13444342009154E+016">
            <text:p>21344434200915400</text:p>
          </table:table-cell>
          <table:table-cell table:formula="of:=([.B52]/[.H52])" office:value-type="float" office:value="54.2447094382745">
            <text:p>54,2447094383</text:p>
          </table:table-cell>
          <table:table-cell table:formula="of:=LOG(LOG( [.F52]/(2*[.C52]); 2) ;2) - LOG(LOG( [.B52] * [.E52];2) ; 2)" office:value-type="float" office:value="1.69134186705654">
            <text:p>1,691341867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4"/>
          <table:table-cell office:value-type="string">
            <text:p>mu</text:p>
          </table:table-cell>
          <table:table-cell office:value-type="string">
            <text:p>eta</text:p>
          </table:table-cell>
          <table:table-cell office:value-type="string">
            <text:p>2^epsilon</text:p>
          </table:table-cell>
          <table:table-cell office:value-type="string">
            <text:p>epsilon</text:p>
          </table:table-cell>
          <table:table-cell office:value-type="string">
            <text:p>2^(n/epsilon)</text:p>
          </table:table-cell>
          <table:table-cell office:value-type="string">
            <text:p>n/epsilon</text:p>
          </table:table-cell>
          <table:table-cell office:value-type="string">
            <text:p>d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table:formula="of:=2^[.A55]" office:value-type="float" office:value="4">
            <text:p>4</text:p>
          </table:table-cell>
          <table:table-cell table:style-name="ce6" table:formula="of:=SQRT([.B55])" office:value-type="float" office:value="2">
            <text:p>2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6" table:formula="of:=[.F55]/(2*[.E55]*[.C55])" office:value-type="float" office:value="2.54629497041811E+089">
            <text:p>254629497041811000000000000000000000000000000000000000000000000000000000000000000000000000</text:p>
          </table:table-cell>
          <table:table-cell table:style-name="ce6" table:formula="of:=LOG([.G55];2)" office:value-type="float" office:value="297">
            <text:p>297</text:p>
          </table:table-cell>
          <table:table-cell table:style-name="ce6" table:formula="of:=2^([.B55]/[.H55])" office:value-type="float" office:value="1.009379025531">
            <text:p>1,0093790255</text:p>
          </table:table-cell>
          <table:table-cell table:style-name="ce6" table:formula="of:=([.B55]/[.H55])" office:value-type="float" office:value="0.0134680134680135">
            <text:p>0,0134680135</text:p>
          </table:table-cell>
          <table:table-cell table:style-name="ce6" table:formula="of:=LOG(LOG( [.F55]/(2*[.C55]); 2) ;2) - LOG(LOG( [.B55] * [.E55];2) ; 2)" office:value-type="float" office:value="6.63420601974101">
            <text:p>6,634206019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7]" office:value-type="float" office:value="8">
            <text:p>8</text:p>
          </table:table-cell>
          <table:table-cell table:style-name="ce7" table:formula="of:=SQRT([.B5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57]/(2*[.E57]*[.C57])" office:value-type="float" office:value="3.48267822172811E+114">
            <text:p>3482678221728110000000000000000000000000000000000000000000000000000000000000000000000000000000000000000000000000000</text:p>
          </table:table-cell>
          <table:table-cell table:style-name="ce7" table:formula="of:=LOG([.G57];2)" office:value-type="float" office:value="380.5">
            <text:p>380,5</text:p>
          </table:table-cell>
          <table:table-cell table:style-name="ce7" table:formula="of:=2^([.B57]/[.H57])" office:value-type="float" office:value="1.0146801063901">
            <text:p>1,0146801064</text:p>
          </table:table-cell>
          <table:table-cell table:style-name="ce7" table:formula="of:=([.B57]/[.H57])" office:value-type="float" office:value="0.0210249671484888">
            <text:p>0,0210249671</text:p>
          </table:table-cell>
          <table:table-cell table:style-name="ce7" table:formula="of:=LOG(LOG( [.F57]/(2*[.C57]); 2) ;2) - LOG(LOG( [.B57] * [.E57];2) ; 2)" office:value-type="float" office:value="6.57553924683453">
            <text:p>6,575539246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8]" office:value-type="float" office:value="8">
            <text:p>8</text:p>
          </table:table-cell>
          <table:table-cell table:style-name="ce7" table:formula="of:=SQRT([.B5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250" office:value-type="float" office:value="1.80925139433307E+075">
            <text:p>1809251394333070000000000000000000000000000000000000000000000000000000000000</text:p>
          </table:table-cell>
          <table:table-cell table:style-name="ce7" table:formula="of:=[.F58]/(2*[.E58]*[.C58])" office:value-type="float" office:value="1.59916741225516E+074">
            <text:p>159916741225516000000000000000000000000000000000000000000000000000000000000</text:p>
          </table:table-cell>
          <table:table-cell table:style-name="ce7" table:formula="of:=LOG([.G58];2)" office:value-type="float" office:value="246.5">
            <text:p>246,5</text:p>
          </table:table-cell>
          <table:table-cell table:style-name="ce7" table:formula="of:=2^([.B58]/[.H58])" office:value-type="float" office:value="1.02275058402582">
            <text:p>1,022750584</text:p>
          </table:table-cell>
          <table:table-cell table:style-name="ce7" table:formula="of:=([.B58]/[.H58])" office:value-type="float" office:value="0.0324543610547667">
            <text:p>0,0324543611</text:p>
          </table:table-cell>
          <table:table-cell table:style-name="ce7" table:formula="of:=LOG(LOG( [.F58]/(2*[.C58]); 2) ;2) - LOG(LOG( [.B58] * [.E58];2) ; 2)" office:value-type="float" office:value="5.95128471496697">
            <text:p>5,951284715</text:p>
          </table:table-cell>
          <table:table-cell table:style-name="ce6"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59]" office:value-type="float" office:value="8">
            <text:p>8</text:p>
          </table:table-cell>
          <table:table-cell table:style-name="ce7" table:formula="of:=SQRT([.B5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290" office:value-type="float" office:value="1.98929294563915E+087">
            <text:p>1989292945639150000000000000000000000000000000000000000000000000000000000000000000000000</text:p>
          </table:table-cell>
          <table:table-cell table:style-name="ce7" table:formula="of:=[.F59]/(2*[.E59]*[.C59])" office:value-type="float" office:value="1.758303164535E+086">
            <text:p>175830316453500000000000000000000000000000000000000000000000000000000000000000000000000</text:p>
          </table:table-cell>
          <table:table-cell table:style-name="ce7" table:formula="of:=LOG([.G59];2)" office:value-type="float" office:value="286.5">
            <text:p>286,5</text:p>
          </table:table-cell>
          <table:table-cell table:style-name="ce7" table:formula="of:=2^([.B59]/[.H59])" office:value-type="float" office:value="1.0195434153754">
            <text:p>1,0195434154</text:p>
          </table:table-cell>
          <table:table-cell table:style-name="ce7" table:formula="of:=([.B59]/[.H59])" office:value-type="float" office:value="0.0279232111692845">
            <text:p>0,0279232112</text:p>
          </table:table-cell>
          <table:table-cell table:style-name="ce7" table:formula="of:=LOG(LOG( [.F59]/(2*[.C59]); 2) ;2) - LOG(LOG( [.B59] * [.E59];2) ; 2)" office:value-type="float" office:value="6.16741814583174">
            <text:p>6,167418145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0]" office:value-type="float" office:value="8">
            <text:p>8</text:p>
          </table:table-cell>
          <table:table-cell table:style-name="ce7" table:formula="of:=SQRT([.B6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50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F60]/(2*[.E60]*[.C60])" office:value-type="float" office:value="2.02718553001068E+104">
            <text:p>202718553001068000000000000000000000000000000000000000000000000000000000000000000000000000000000000000000</text:p>
          </table:table-cell>
          <table:table-cell table:style-name="ce7" table:formula="of:=LOG([.G60];2)" office:value-type="float" office:value="346.5">
            <text:p>346,5</text:p>
          </table:table-cell>
          <table:table-cell table:style-name="ce7" table:formula="of:=2^([.B60]/[.H60])" office:value-type="float" office:value="1.01613213832715">
            <text:p>1,0161321383</text:p>
          </table:table-cell>
          <table:table-cell table:style-name="ce7" table:formula="of:=([.B60]/[.H60])" office:value-type="float" office:value="0.0230880230880231">
            <text:p>0,0230880231</text:p>
          </table:table-cell>
          <table:table-cell table:style-name="ce7" table:formula="of:=LOG(LOG( [.F60]/(2*[.C60]); 2) ;2) - LOG(LOG( [.B60] * [.E60];2) ; 2)" office:value-type="float" office:value="6.44086916761087">
            <text:p>6,4408691676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1]" office:value-type="float" office:value="8">
            <text:p>8</text:p>
          </table:table-cell>
          <table:table-cell table:style-name="ce7" table:formula="of:=SQRT([.B6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61]/(2*[.E61]*[.C61])" office:value-type="float" office:value="1.80050244048384E+089">
            <text:p>180050244048384000000000000000000000000000000000000000000000000000000000000000000000000000</text:p>
          </table:table-cell>
          <table:table-cell table:style-name="ce7" table:formula="of:=LOG([.G61];2)" office:value-type="float" office:value="296.5">
            <text:p>296,5</text:p>
          </table:table-cell>
          <table:table-cell table:style-name="ce7" table:formula="of:=2^([.B61]/[.H61])" office:value-type="float" office:value="1.01887809609865">
            <text:p>1,0188780961</text:p>
          </table:table-cell>
          <table:table-cell table:style-name="ce7" table:formula="of:=([.B61]/[.H61])" office:value-type="float" office:value="0.0269814502529511">
            <text:p>0,0269814503</text:p>
          </table:table-cell>
          <table:table-cell table:style-name="ce7" table:formula="of:=LOG(LOG( [.F61]/(2*[.C61]); 2) ;2) - LOG(LOG( [.B61] * [.E61];2) ; 2)" office:value-type="float" office:value="6.21674585819531">
            <text:p>6,2167458582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2]" office:value-type="float" office:value="8">
            <text:p>8</text:p>
          </table:table-cell>
          <table:table-cell table:style-name="ce7" table:formula="of:=SQRT([.B6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62]/(2*[.E62]*[.C62])" office:value-type="float" office:value="1.80050244048384E+089">
            <text:p>180050244048384000000000000000000000000000000000000000000000000000000000000000000000000000</text:p>
          </table:table-cell>
          <table:table-cell table:style-name="ce7" table:formula="of:=LOG([.G62];2)" office:value-type="float" office:value="296.5">
            <text:p>296,5</text:p>
          </table:table-cell>
          <table:table-cell table:style-name="ce7" table:formula="of:=2^([.B62]/[.H62])" office:value-type="float" office:value="1.01887809609865">
            <text:p>1,0188780961</text:p>
          </table:table-cell>
          <table:table-cell table:style-name="ce7" table:formula="of:=([.B62]/[.H62])" office:value-type="float" office:value="0.0269814502529511">
            <text:p>0,0269814503</text:p>
          </table:table-cell>
          <table:table-cell table:style-name="ce7" table:formula="of:=LOG(LOG( [.F62]/(2*[.C62]); 2) ;2) - LOG(LOG( [.B62] * [.E62];2) ; 2)" office:value-type="float" office:value="6.21674585819531">
            <text:p>6,2167458582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3]" office:value-type="float" office:value="8">
            <text:p>8</text:p>
          </table:table-cell>
          <table:table-cell table:style-name="ce7" table:formula="of:=SQRT([.B6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3]/(2*[.E63]*[.C63])" office:value-type="float" office:value="3.48267822172811E+114">
            <text:p>3482678221728110000000000000000000000000000000000000000000000000000000000000000000000000000000000000000000000000000</text:p>
          </table:table-cell>
          <table:table-cell table:style-name="ce7" table:formula="of:=LOG([.G63];2)" office:value-type="float" office:value="380.5">
            <text:p>380,5</text:p>
          </table:table-cell>
          <table:table-cell table:style-name="ce7" table:formula="of:=2^([.B63]/[.H63])" office:value-type="float" office:value="1.0146801063901">
            <text:p>1,0146801064</text:p>
          </table:table-cell>
          <table:table-cell table:style-name="ce7" table:formula="of:=([.B63]/[.H63])" office:value-type="float" office:value="0.0210249671484888">
            <text:p>0,0210249671</text:p>
          </table:table-cell>
          <table:table-cell table:style-name="ce7" table:formula="of:=LOG(LOG( [.F63]/(2*[.C63]); 2) ;2) - LOG(LOG( [.B63] * [.E63];2) ; 2)" office:value-type="float" office:value="6.57553924683453">
            <text:p>6,575539246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4]" office:value-type="float" office:value="8">
            <text:p>8</text:p>
          </table:table-cell>
          <table:table-cell table:style-name="ce7" table:formula="of:=SQRT([.B6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4]/(2*[.E64]*[.C64])" office:value-type="float" office:value="3.48267822172811E+114">
            <text:p>3482678221728110000000000000000000000000000000000000000000000000000000000000000000000000000000000000000000000000000</text:p>
          </table:table-cell>
          <table:table-cell table:style-name="ce7" table:formula="of:=LOG([.G64];2)" office:value-type="float" office:value="380.5">
            <text:p>380,5</text:p>
          </table:table-cell>
          <table:table-cell table:style-name="ce7" table:formula="of:=2^([.B64]/[.H64])" office:value-type="float" office:value="1.0146801063901">
            <text:p>1,0146801064</text:p>
          </table:table-cell>
          <table:table-cell table:style-name="ce7" table:formula="of:=([.B64]/[.H64])" office:value-type="float" office:value="0.0210249671484888">
            <text:p>0,0210249671</text:p>
          </table:table-cell>
          <table:table-cell table:style-name="ce7" table:formula="of:=LOG(LOG( [.F64]/(2*[.C64]); 2) ;2) - LOG(LOG( [.B64] * [.E64];2) ; 2)" office:value-type="float" office:value="6.57553924683453">
            <text:p>6,575539246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5]" office:value-type="float" office:value="8">
            <text:p>8</text:p>
          </table:table-cell>
          <table:table-cell table:style-name="ce7" table:formula="of:=SQRT([.B6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5]/(2*[.E65]*[.C65])" office:value-type="float" office:value="3.48267822172811E+114">
            <text:p>3482678221728110000000000000000000000000000000000000000000000000000000000000000000000000000000000000000000000000000</text:p>
          </table:table-cell>
          <table:table-cell table:style-name="ce7" table:formula="of:=LOG([.G65];2)" office:value-type="float" office:value="380.5">
            <text:p>380,5</text:p>
          </table:table-cell>
          <table:table-cell table:style-name="ce7" table:formula="of:=2^([.B65]/[.H65])" office:value-type="float" office:value="1.0146801063901">
            <text:p>1,0146801064</text:p>
          </table:table-cell>
          <table:table-cell table:style-name="ce7" table:formula="of:=([.B65]/[.H65])" office:value-type="float" office:value="0.0210249671484888">
            <text:p>0,0210249671</text:p>
          </table:table-cell>
          <table:table-cell table:style-name="ce7" table:formula="of:=LOG(LOG( [.F65]/(2*[.C65]); 2) ;2) - LOG(LOG( [.B65] * [.E65];2) ; 2)" office:value-type="float" office:value="6.57553924683453">
            <text:p>6,575539246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6]" office:value-type="float" office:value="8">
            <text:p>8</text:p>
          </table:table-cell>
          <table:table-cell table:style-name="ce7" table:formula="of:=SQRT([.B6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6]/(2*[.E66]*[.C66])" office:value-type="float" office:value="3.48267822172811E+114">
            <text:p>3482678221728110000000000000000000000000000000000000000000000000000000000000000000000000000000000000000000000000000</text:p>
          </table:table-cell>
          <table:table-cell table:style-name="ce7" table:formula="of:=LOG([.G66];2)" office:value-type="float" office:value="380.5">
            <text:p>380,5</text:p>
          </table:table-cell>
          <table:table-cell table:style-name="ce7" table:formula="of:=2^([.B66]/[.H66])" office:value-type="float" office:value="1.0146801063901">
            <text:p>1,0146801064</text:p>
          </table:table-cell>
          <table:table-cell table:style-name="ce7" table:formula="of:=([.B66]/[.H66])" office:value-type="float" office:value="0.0210249671484888">
            <text:p>0,0210249671</text:p>
          </table:table-cell>
          <table:table-cell table:style-name="ce7" table:formula="of:=LOG(LOG( [.F66]/(2*[.C66]); 2) ;2) - LOG(LOG( [.B66] * [.E66];2) ; 2)" office:value-type="float" office:value="6.57553924683453">
            <text:p>6,575539246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7]" office:value-type="float" office:value="8">
            <text:p>8</text:p>
          </table:table-cell>
          <table:table-cell table:style-name="ce7" table:formula="of:=SQRT([.B6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7]/(2*[.E67]*[.C67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67];2)" office:value-type="float" office:value="379.5">
            <text:p>379,5</text:p>
          </table:table-cell>
          <table:table-cell table:style-name="ce7" table:formula="of:=2^([.B67]/[.H67])" office:value-type="float" office:value="1.01471907244977">
            <text:p>1,0147190724</text:p>
          </table:table-cell>
          <table:table-cell table:style-name="ce7" table:formula="of:=([.B67]/[.H67])" office:value-type="float" office:value="0.0210803689064559">
            <text:p>0,0210803689</text:p>
          </table:table-cell>
          <table:table-cell table:style-name="ce7" table:formula="of:=LOG(LOG( [.F67]/(2*[.C67]); 2) ;2) - LOG(LOG( [.B67] * [.E67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8]" office:value-type="float" office:value="8">
            <text:p>8</text:p>
          </table:table-cell>
          <table:table-cell table:style-name="ce7" table:formula="of:=SQRT([.B6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68]/(2*[.E68]*[.C68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68];2)" office:value-type="float" office:value="379.5">
            <text:p>379,5</text:p>
          </table:table-cell>
          <table:table-cell table:style-name="ce7" table:formula="of:=2^([.B68]/[.H68])" office:value-type="float" office:value="1.01471907244977">
            <text:p>1,0147190724</text:p>
          </table:table-cell>
          <table:table-cell table:style-name="ce7" table:formula="of:=([.B68]/[.H68])" office:value-type="float" office:value="0.0210803689064559">
            <text:p>0,0210803689</text:p>
          </table:table-cell>
          <table:table-cell table:style-name="ce7" table:formula="of:=LOG(LOG( [.F68]/(2*[.C68]); 2) ;2) - LOG(LOG( [.B68] * [.E68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69]" office:value-type="float" office:value="8">
            <text:p>8</text:p>
          </table:table-cell>
          <table:table-cell table:style-name="ce7" table:formula="of:=SQRT([.B6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50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F69]/(2*[.E69]*[.C69])" office:value-type="float" office:value="1.01359276500534E+104">
            <text:p>101359276500534000000000000000000000000000000000000000000000000000000000000000000000000000000000000000000</text:p>
          </table:table-cell>
          <table:table-cell table:style-name="ce7" table:formula="of:=LOG([.G69];2)" office:value-type="float" office:value="345.5">
            <text:p>345,5</text:p>
          </table:table-cell>
          <table:table-cell table:style-name="ce7" table:formula="of:=2^([.B69]/[.H69])" office:value-type="float" office:value="1.01617920618173">
            <text:p>1,0161792062</text:p>
          </table:table-cell>
          <table:table-cell table:style-name="ce7" table:formula="of:=([.B69]/[.H69])" office:value-type="float" office:value="0.0231548480463097">
            <text:p>0,023154848</text:p>
          </table:table-cell>
          <table:table-cell table:style-name="ce7" table:formula="of:=LOG(LOG( [.F69]/(2*[.C69]); 2) ;2) - LOG(LOG( [.B69] * [.E69];2) ; 2)" office:value-type="float" office:value="6.11894107272351">
            <text:p>6,1189410727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0]" office:value-type="float" office:value="8">
            <text:p>8</text:p>
          </table:table-cell>
          <table:table-cell table:style-name="ce7" table:formula="of:=SQRT([.B7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70]/(2*[.E70]*[.C70])" office:value-type="float" office:value="9.00251220241922E+088">
            <text:p>90025122024192200000000000000000000000000000000000000000000000000000000000000000000000000</text:p>
          </table:table-cell>
          <table:table-cell table:style-name="ce7" table:formula="of:=LOG([.G70];2)" office:value-type="float" office:value="295.5">
            <text:p>295,5</text:p>
          </table:table-cell>
          <table:table-cell table:style-name="ce7" table:formula="of:=2^([.B70]/[.H70])" office:value-type="float" office:value="1.01894258266219">
            <text:p>1,0189425827</text:p>
          </table:table-cell>
          <table:table-cell table:style-name="ce7" table:formula="of:=([.B70]/[.H70])" office:value-type="float" office:value="0.027072758037225">
            <text:p>0,027072758</text:p>
          </table:table-cell>
          <table:table-cell table:style-name="ce7" table:formula="of:=LOG(LOG( [.F70]/(2*[.C70]); 2) ;2) - LOG(LOG( [.B70] * [.E70];2) ; 2)" office:value-type="float" office:value="5.89481776330794">
            <text:p>5,8948177633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1]" office:value-type="float" office:value="8">
            <text:p>8</text:p>
          </table:table-cell>
          <table:table-cell table:style-name="ce7" table:formula="of:=SQRT([.B7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71]/(2*[.E71]*[.C71])" office:value-type="float" office:value="9.00251220241922E+088">
            <text:p>90025122024192200000000000000000000000000000000000000000000000000000000000000000000000000</text:p>
          </table:table-cell>
          <table:table-cell table:style-name="ce7" table:formula="of:=LOG([.G71];2)" office:value-type="float" office:value="295.5">
            <text:p>295,5</text:p>
          </table:table-cell>
          <table:table-cell table:style-name="ce7" table:formula="of:=2^([.B71]/[.H71])" office:value-type="float" office:value="1.01894258266219">
            <text:p>1,0189425827</text:p>
          </table:table-cell>
          <table:table-cell table:style-name="ce7" table:formula="of:=([.B71]/[.H71])" office:value-type="float" office:value="0.027072758037225">
            <text:p>0,027072758</text:p>
          </table:table-cell>
          <table:table-cell table:style-name="ce7" table:formula="of:=LOG(LOG( [.F71]/(2*[.C71]); 2) ;2) - LOG(LOG( [.B71] * [.E71];2) ; 2)" office:value-type="float" office:value="5.89481776330794">
            <text:p>5,8948177633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2]" office:value-type="float" office:value="8">
            <text:p>8</text:p>
          </table:table-cell>
          <table:table-cell table:style-name="ce7" table:formula="of:=SQRT([.B7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72]/(2*[.E72]*[.C72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72];2)" office:value-type="float" office:value="379.5">
            <text:p>379,5</text:p>
          </table:table-cell>
          <table:table-cell table:style-name="ce7" table:formula="of:=2^([.B72]/[.H72])" office:value-type="float" office:value="1.01471907244977">
            <text:p>1,0147190724</text:p>
          </table:table-cell>
          <table:table-cell table:style-name="ce7" table:formula="of:=([.B72]/[.H72])" office:value-type="float" office:value="0.0210803689064559">
            <text:p>0,0210803689</text:p>
          </table:table-cell>
          <table:table-cell table:style-name="ce7" table:formula="of:=LOG(LOG( [.F72]/(2*[.C72]); 2) ;2) - LOG(LOG( [.B72] * [.E72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3]" office:value-type="float" office:value="8">
            <text:p>8</text:p>
          </table:table-cell>
          <table:table-cell table:style-name="ce7" table:formula="of:=SQRT([.B7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73]/(2*[.E73]*[.C73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73];2)" office:value-type="float" office:value="379.5">
            <text:p>379,5</text:p>
          </table:table-cell>
          <table:table-cell table:style-name="ce7" table:formula="of:=2^([.B73]/[.H73])" office:value-type="float" office:value="1.01471907244977">
            <text:p>1,0147190724</text:p>
          </table:table-cell>
          <table:table-cell table:style-name="ce7" table:formula="of:=([.B73]/[.H73])" office:value-type="float" office:value="0.0210803689064559">
            <text:p>0,0210803689</text:p>
          </table:table-cell>
          <table:table-cell table:style-name="ce7" table:formula="of:=LOG(LOG( [.F73]/(2*[.C73]); 2) ;2) - LOG(LOG( [.B73] * [.E73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4]" office:value-type="float" office:value="8">
            <text:p>8</text:p>
          </table:table-cell>
          <table:table-cell table:style-name="ce7" table:formula="of:=SQRT([.B7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74]/(2*[.E74]*[.C74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74];2)" office:value-type="float" office:value="379.5">
            <text:p>379,5</text:p>
          </table:table-cell>
          <table:table-cell table:style-name="ce7" table:formula="of:=2^([.B74]/[.H74])" office:value-type="float" office:value="1.01471907244977">
            <text:p>1,0147190724</text:p>
          </table:table-cell>
          <table:table-cell table:style-name="ce7" table:formula="of:=([.B74]/[.H74])" office:value-type="float" office:value="0.0210803689064559">
            <text:p>0,0210803689</text:p>
          </table:table-cell>
          <table:table-cell table:style-name="ce7" table:formula="of:=LOG(LOG( [.F74]/(2*[.C74]); 2) ;2) - LOG(LOG( [.B74] * [.E74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5]" office:value-type="float" office:value="8">
            <text:p>8</text:p>
          </table:table-cell>
          <table:table-cell table:style-name="ce7" table:formula="of:=SQRT([.B7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75]/(2*[.E75]*[.C75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75];2)" office:value-type="float" office:value="379.5">
            <text:p>379,5</text:p>
          </table:table-cell>
          <table:table-cell table:style-name="ce7" table:formula="of:=2^([.B75]/[.H75])" office:value-type="float" office:value="1.01471907244977">
            <text:p>1,0147190724</text:p>
          </table:table-cell>
          <table:table-cell table:style-name="ce7" table:formula="of:=([.B75]/[.H75])" office:value-type="float" office:value="0.0210803689064559">
            <text:p>0,0210803689</text:p>
          </table:table-cell>
          <table:table-cell table:style-name="ce7" table:formula="of:=LOG(LOG( [.F75]/(2*[.C75]); 2) ;2) - LOG(LOG( [.B75] * [.E75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6]" office:value-type="float" office:value="8">
            <text:p>8</text:p>
          </table:table-cell>
          <table:table-cell table:style-name="ce7" table:formula="of:=SQRT([.B7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76]/(2*[.E76]*[.C76])" office:value-type="float" office:value="1.74133911086406E+114">
            <text:p>1741339110864060000000000000000000000000000000000000000000000000000000000000000000000000000000000000000000000000000</text:p>
          </table:table-cell>
          <table:table-cell table:style-name="ce7" table:formula="of:=LOG([.G76];2)" office:value-type="float" office:value="379.5">
            <text:p>379,5</text:p>
          </table:table-cell>
          <table:table-cell table:style-name="ce7" table:formula="of:=2^([.B76]/[.H76])" office:value-type="float" office:value="1.01471907244977">
            <text:p>1,0147190724</text:p>
          </table:table-cell>
          <table:table-cell table:style-name="ce7" table:formula="of:=([.B76]/[.H76])" office:value-type="float" office:value="0.0210803689064559">
            <text:p>0,0210803689</text:p>
          </table:table-cell>
          <table:table-cell table:style-name="ce7" table:formula="of:=LOG(LOG( [.F76]/(2*[.C76]); 2) ;2) - LOG(LOG( [.B76] * [.E76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7]" office:value-type="float" office:value="8">
            <text:p>8</text:p>
          </table:table-cell>
          <table:table-cell table:style-name="ce7" table:formula="of:=SQRT([.B7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77]/(2*[.E77]*[.C77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77];2)" office:value-type="float" office:value="378.5">
            <text:p>378,5</text:p>
          </table:table-cell>
          <table:table-cell table:style-name="ce7" table:formula="of:=2^([.B77]/[.H77])" office:value-type="float" office:value="1.01475824591499">
            <text:p>1,0147582459</text:p>
          </table:table-cell>
          <table:table-cell table:style-name="ce7" table:formula="of:=([.B77]/[.H77])" office:value-type="float" office:value="0.0211360634081902">
            <text:p>0,0211360634</text:p>
          </table:table-cell>
          <table:table-cell table:style-name="ce7" table:formula="of:=LOG(LOG( [.F77]/(2*[.C77]); 2) ;2) - LOG(LOG( [.B77] * [.E77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8]" office:value-type="float" office:value="8">
            <text:p>8</text:p>
          </table:table-cell>
          <table:table-cell table:style-name="ce7" table:formula="of:=SQRT([.B7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50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F78]/(2*[.E78]*[.C78])" office:value-type="float" office:value="5.06796382502669E+103">
            <text:p>50679638250266900000000000000000000000000000000000000000000000000000000000000000000000000000000000000000</text:p>
          </table:table-cell>
          <table:table-cell table:style-name="ce7" table:formula="of:=LOG([.G78];2)" office:value-type="float" office:value="344.5">
            <text:p>344,5</text:p>
          </table:table-cell>
          <table:table-cell table:style-name="ce7" table:formula="of:=2^([.B78]/[.H78])" office:value-type="float" office:value="1.0162265494887">
            <text:p>1,0162265495</text:p>
          </table:table-cell>
          <table:table-cell table:style-name="ce7" table:formula="of:=([.B78]/[.H78])" office:value-type="float" office:value="0.02322206095791">
            <text:p>0,023222061</text:p>
          </table:table-cell>
          <table:table-cell table:style-name="ce7" table:formula="of:=LOG(LOG( [.F78]/(2*[.C78]); 2) ;2) - LOG(LOG( [.B78] * [.E78];2) ; 2)" office:value-type="float" office:value="5.85590666688971">
            <text:p>5,855906666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79]" office:value-type="float" office:value="8">
            <text:p>8</text:p>
          </table:table-cell>
          <table:table-cell table:style-name="ce7" table:formula="of:=SQRT([.B7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79]/(2*[.E79]*[.C79])" office:value-type="float" office:value="4.50125610120961E+088">
            <text:p>45012561012096100000000000000000000000000000000000000000000000000000000000000000000000000</text:p>
          </table:table-cell>
          <table:table-cell table:style-name="ce7" table:formula="of:=LOG([.G79];2)" office:value-type="float" office:value="294.5">
            <text:p>294,5</text:p>
          </table:table-cell>
          <table:table-cell table:style-name="ce7" table:formula="of:=2^([.B79]/[.H79])" office:value-type="float" office:value="1.01900751128819">
            <text:p>1,0190075113</text:p>
          </table:table-cell>
          <table:table-cell table:style-name="ce7" table:formula="of:=([.B79]/[.H79])" office:value-type="float" office:value="0.0271646859083192">
            <text:p>0,0271646859</text:p>
          </table:table-cell>
          <table:table-cell table:style-name="ce7" table:formula="of:=LOG(LOG( [.F79]/(2*[.C79]); 2) ;2) - LOG(LOG( [.B79] * [.E79];2) ; 2)" office:value-type="float" office:value="5.63178335747415">
            <text:p>5,6317833575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0]" office:value-type="float" office:value="8">
            <text:p>8</text:p>
          </table:table-cell>
          <table:table-cell table:style-name="ce7" table:formula="of:=SQRT([.B8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80]/(2*[.E80]*[.C80])" office:value-type="float" office:value="4.50125610120961E+088">
            <text:p>45012561012096100000000000000000000000000000000000000000000000000000000000000000000000000</text:p>
          </table:table-cell>
          <table:table-cell table:style-name="ce7" table:formula="of:=LOG([.G80];2)" office:value-type="float" office:value="294.5">
            <text:p>294,5</text:p>
          </table:table-cell>
          <table:table-cell table:style-name="ce7" table:formula="of:=2^([.B80]/[.H80])" office:value-type="float" office:value="1.01900751128819">
            <text:p>1,0190075113</text:p>
          </table:table-cell>
          <table:table-cell table:style-name="ce7" table:formula="of:=([.B80]/[.H80])" office:value-type="float" office:value="0.0271646859083192">
            <text:p>0,0271646859</text:p>
          </table:table-cell>
          <table:table-cell table:style-name="ce7" table:formula="of:=LOG(LOG( [.F80]/(2*[.C80]); 2) ;2) - LOG(LOG( [.B80] * [.E80];2) ; 2)" office:value-type="float" office:value="5.63178335747415">
            <text:p>5,6317833575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1]" office:value-type="float" office:value="8">
            <text:p>8</text:p>
          </table:table-cell>
          <table:table-cell table:style-name="ce7" table:formula="of:=SQRT([.B8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81]/(2*[.E81]*[.C81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81];2)" office:value-type="float" office:value="378.5">
            <text:p>378,5</text:p>
          </table:table-cell>
          <table:table-cell table:style-name="ce7" table:formula="of:=2^([.B81]/[.H81])" office:value-type="float" office:value="1.01475824591499">
            <text:p>1,0147582459</text:p>
          </table:table-cell>
          <table:table-cell table:style-name="ce7" table:formula="of:=([.B81]/[.H81])" office:value-type="float" office:value="0.0211360634081902">
            <text:p>0,0211360634</text:p>
          </table:table-cell>
          <table:table-cell table:style-name="ce7" table:formula="of:=LOG(LOG( [.F81]/(2*[.C81]); 2) ;2) - LOG(LOG( [.B81] * [.E81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2]" office:value-type="float" office:value="8">
            <text:p>8</text:p>
          </table:table-cell>
          <table:table-cell table:style-name="ce7" table:formula="of:=SQRT([.B8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82]/(2*[.E82]*[.C82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82];2)" office:value-type="float" office:value="378.5">
            <text:p>378,5</text:p>
          </table:table-cell>
          <table:table-cell table:style-name="ce7" table:formula="of:=2^([.B82]/[.H82])" office:value-type="float" office:value="1.01475824591499">
            <text:p>1,0147582459</text:p>
          </table:table-cell>
          <table:table-cell table:style-name="ce7" table:formula="of:=([.B82]/[.H82])" office:value-type="float" office:value="0.0211360634081902">
            <text:p>0,0211360634</text:p>
          </table:table-cell>
          <table:table-cell table:style-name="ce7" table:formula="of:=LOG(LOG( [.F82]/(2*[.C82]); 2) ;2) - LOG(LOG( [.B82] * [.E82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3]" office:value-type="float" office:value="8">
            <text:p>8</text:p>
          </table:table-cell>
          <table:table-cell table:style-name="ce7" table:formula="of:=SQRT([.B8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83]/(2*[.E83]*[.C83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83];2)" office:value-type="float" office:value="378.5">
            <text:p>378,5</text:p>
          </table:table-cell>
          <table:table-cell table:style-name="ce7" table:formula="of:=2^([.B83]/[.H83])" office:value-type="float" office:value="1.01475824591499">
            <text:p>1,0147582459</text:p>
          </table:table-cell>
          <table:table-cell table:style-name="ce7" table:formula="of:=([.B83]/[.H83])" office:value-type="float" office:value="0.0211360634081902">
            <text:p>0,0211360634</text:p>
          </table:table-cell>
          <table:table-cell table:style-name="ce7" table:formula="of:=LOG(LOG( [.F83]/(2*[.C83]); 2) ;2) - LOG(LOG( [.B83] * [.E83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4]" office:value-type="float" office:value="8">
            <text:p>8</text:p>
          </table:table-cell>
          <table:table-cell table:style-name="ce7" table:formula="of:=SQRT([.B8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84]/(2*[.E84]*[.C84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84];2)" office:value-type="float" office:value="378.5">
            <text:p>378,5</text:p>
          </table:table-cell>
          <table:table-cell table:style-name="ce7" table:formula="of:=2^([.B84]/[.H84])" office:value-type="float" office:value="1.01475824591499">
            <text:p>1,0147582459</text:p>
          </table:table-cell>
          <table:table-cell table:style-name="ce7" table:formula="of:=([.B84]/[.H84])" office:value-type="float" office:value="0.0211360634081902">
            <text:p>0,0211360634</text:p>
          </table:table-cell>
          <table:table-cell table:style-name="ce7" table:formula="of:=LOG(LOG( [.F84]/(2*[.C84]); 2) ;2) - LOG(LOG( [.B84] * [.E84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5]" office:value-type="float" office:value="8">
            <text:p>8</text:p>
          </table:table-cell>
          <table:table-cell table:style-name="ce7" table:formula="of:=SQRT([.B8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85]/(2*[.E85]*[.C85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85];2)" office:value-type="float" office:value="378.5">
            <text:p>378,5</text:p>
          </table:table-cell>
          <table:table-cell table:style-name="ce7" table:formula="of:=2^([.B85]/[.H85])" office:value-type="float" office:value="1.01475824591499">
            <text:p>1,0147582459</text:p>
          </table:table-cell>
          <table:table-cell table:style-name="ce7" table:formula="of:=([.B85]/[.H85])" office:value-type="float" office:value="0.0211360634081902">
            <text:p>0,0211360634</text:p>
          </table:table-cell>
          <table:table-cell table:style-name="ce7" table:formula="of:=LOG(LOG( [.F85]/(2*[.C85]); 2) ;2) - LOG(LOG( [.B85] * [.E85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6]" office:value-type="float" office:value="8">
            <text:p>8</text:p>
          </table:table-cell>
          <table:table-cell table:style-name="ce7" table:formula="of:=SQRT([.B8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86]/(2*[.E86]*[.C86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86];2)" office:value-type="float" office:value="378.5">
            <text:p>378,5</text:p>
          </table:table-cell>
          <table:table-cell table:style-name="ce7" table:formula="of:=2^([.B86]/[.H86])" office:value-type="float" office:value="1.01475824591499">
            <text:p>1,0147582459</text:p>
          </table:table-cell>
          <table:table-cell table:style-name="ce7" table:formula="of:=([.B86]/[.H86])" office:value-type="float" office:value="0.0211360634081902">
            <text:p>0,0211360634</text:p>
          </table:table-cell>
          <table:table-cell table:style-name="ce7" table:formula="of:=LOG(LOG( [.F86]/(2*[.C86]); 2) ;2) - LOG(LOG( [.B86] * [.E86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7]" office:value-type="float" office:value="8">
            <text:p>8</text:p>
          </table:table-cell>
          <table:table-cell table:style-name="ce7" table:formula="of:=SQRT([.B8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formula="of:=2^350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F87]/(2*[.E87]*[.C87])" office:value-type="float" office:value="3.68579187274668E+103">
            <text:p>36857918727466800000000000000000000000000000000000000000000000000000000000000000000000000000000000000000</text:p>
          </table:table-cell>
          <table:table-cell table:style-name="ce7" table:formula="of:=LOG([.G87];2)" office:value-type="float" office:value="344.040568381363">
            <text:p>344,0405683814</text:p>
          </table:table-cell>
          <table:table-cell table:style-name="ce7" table:formula="of:=2^([.B87]/[.H87])" office:value-type="float" office:value="1.01624839351297">
            <text:p>1,0162483935</text:p>
          </table:table-cell>
          <table:table-cell table:style-name="ce7" table:formula="of:=([.B87]/[.H87])" office:value-type="float" office:value="0.0232530716875579">
            <text:p>0,0232530717</text:p>
          </table:table-cell>
          <table:table-cell table:style-name="ce7" table:formula="of:=LOG(LOG( [.F87]/(2*[.C87]); 2) ;2) - LOG(LOG( [.B87] * [.E87];2) ; 2)" office:value-type="float" office:value="5.74946194341136">
            <text:p>5,7494619434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8]" office:value-type="float" office:value="8">
            <text:p>8</text:p>
          </table:table-cell>
          <table:table-cell table:style-name="ce7" table:formula="of:=SQRT([.B8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88]/(2*[.E88]*[.C88])" office:value-type="float" office:value="3.27364080087971E+088">
            <text:p>32736408008797100000000000000000000000000000000000000000000000000000000000000000000000000</text:p>
          </table:table-cell>
          <table:table-cell table:style-name="ce7" table:formula="of:=LOG([.G88];2)" office:value-type="float" office:value="294.040568381363">
            <text:p>294,0405683814</text:p>
          </table:table-cell>
          <table:table-cell table:style-name="ce7" table:formula="of:=2^([.B88]/[.H88])" office:value-type="float" office:value="1.01903749100662">
            <text:p>1,019037491</text:p>
          </table:table-cell>
          <table:table-cell table:style-name="ce7" table:formula="of:=([.B88]/[.H88])" office:value-type="float" office:value="0.0272071301046603">
            <text:p>0,0272071301</text:p>
          </table:table-cell>
          <table:table-cell table:style-name="ce7" table:formula="of:=LOG(LOG( [.F88]/(2*[.C88]); 2) ;2) - LOG(LOG( [.B88] * [.E88];2) ; 2)" office:value-type="float" office:value="5.5253386339958">
            <text:p>5,525338634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89]" office:value-type="float" office:value="8">
            <text:p>8</text:p>
          </table:table-cell>
          <table:table-cell table:style-name="ce7" table:formula="of:=SQRT([.B8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89]/(2*[.E89]*[.C89])" office:value-type="float" office:value="5.1442926870967E+088">
            <text:p>51442926870967000000000000000000000000000000000000000000000000000000000000000000000000000</text:p>
          </table:table-cell>
          <table:table-cell table:style-name="ce7" table:formula="of:=LOG([.G89];2)" office:value-type="float" office:value="294.692645077942">
            <text:p>294,6926450779</text:p>
          </table:table-cell>
          <table:table-cell table:style-name="ce7" table:formula="of:=2^([.B89]/[.H89])" office:value-type="float" office:value="1.01899496851752">
            <text:p>1,0189949685</text:p>
          </table:table-cell>
          <table:table-cell table:style-name="ce7" table:formula="of:=([.B89]/[.H89])" office:value-type="float" office:value="0.0271469279387143">
            <text:p>0,0271469279</text:p>
          </table:table-cell>
          <table:table-cell table:style-name="ce7" table:formula="of:=LOG(LOG( [.F89]/(2*[.C89]); 2) ;2) - LOG(LOG( [.B89] * [.E89];2) ; 2)" office:value-type="float" office:value="5.67886464977119">
            <text:p>5,678864649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0]" office:value-type="float" office:value="8">
            <text:p>8</text:p>
          </table:table-cell>
          <table:table-cell table:style-name="ce7" table:formula="of:=SQRT([.B9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0]/(2*[.E90]*[.C90])" office:value-type="float" office:value="6.33214222132384E+113">
            <text:p>633214222132384000000000000000000000000000000000000000000000000000000000000000000000000000000000000000000000000000</text:p>
          </table:table-cell>
          <table:table-cell table:style-name="ce7" table:formula="of:=LOG([.G90];2)" office:value-type="float" office:value="378.040568381363">
            <text:p>378,0405683814</text:p>
          </table:table-cell>
          <table:table-cell table:style-name="ce7" table:formula="of:=2^([.B90]/[.H90])" office:value-type="float" office:value="1.01477631343285">
            <text:p>1,0147763134</text:p>
          </table:table-cell>
          <table:table-cell table:style-name="ce7" table:formula="of:=([.B90]/[.H90])" office:value-type="float" office:value="0.0211617500054378">
            <text:p>0,02116175</text:p>
          </table:table-cell>
          <table:table-cell table:style-name="ce7" table:formula="of:=LOG(LOG( [.F90]/(2*[.C90]); 2) ;2) - LOG(LOG( [.B90] * [.E90];2) ; 2)" office:value-type="float" office:value="5.88413202263502">
            <text:p>5,8841320226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1]" office:value-type="float" office:value="8">
            <text:p>8</text:p>
          </table:table-cell>
          <table:table-cell table:style-name="ce7" table:formula="of:=SQRT([.B9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1]/(2*[.E91]*[.C91])" office:value-type="float" office:value="5.80446370288019E+113">
            <text:p>580446370288019000000000000000000000000000000000000000000000000000000000000000000000000000000000000000000000000000</text:p>
          </table:table-cell>
          <table:table-cell table:style-name="ce7" table:formula="of:=LOG([.G91];2)" office:value-type="float" office:value="377.915037499279">
            <text:p>377,9150374993</text:p>
          </table:table-cell>
          <table:table-cell table:style-name="ce7" table:formula="of:=2^([.B91]/[.H91])" office:value-type="float" office:value="1.014781257733">
            <text:p>1,0147812577</text:p>
          </table:table-cell>
          <table:table-cell table:style-name="ce7" table:formula="of:=([.B91]/[.H91])" office:value-type="float" office:value="0.02116877923921">
            <text:p>0,0211687792</text:p>
          </table:table-cell>
          <table:table-cell table:style-name="ce7" table:formula="of:=LOG(LOG( [.F91]/(2*[.C91]); 2) ;2) - LOG(LOG( [.B91] * [.E91];2) ; 2)" office:value-type="float" office:value="5.85636402202133">
            <text:p>5,856364022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2]" office:value-type="float" office:value="8">
            <text:p>8</text:p>
          </table:table-cell>
          <table:table-cell table:style-name="ce7" table:formula="of:=SQRT([.B9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2]/(2*[.E92]*[.C92])" office:value-type="float" office:value="5.35796649496633E+113">
            <text:p>535796649496633000000000000000000000000000000000000000000000000000000000000000000000000000000000000000000000000000</text:p>
          </table:table-cell>
          <table:table-cell table:style-name="ce7" table:formula="of:=LOG([.G92];2)" office:value-type="float" office:value="377.799560281859">
            <text:p>377,7995602819</text:p>
          </table:table-cell>
          <table:table-cell table:style-name="ce7" table:formula="of:=2^([.B92]/[.H92])" office:value-type="float" office:value="1.01478580897102">
            <text:p>1,014785809</text:p>
          </table:table-cell>
          <table:table-cell table:style-name="ce7" table:formula="of:=([.B92]/[.H92])" office:value-type="float" office:value="0.0211752496324548">
            <text:p>0,0211752496</text:p>
          </table:table-cell>
          <table:table-cell table:style-name="ce7" table:formula="of:=LOG(LOG( [.F92]/(2*[.C92]); 2) ;2) - LOG(LOG( [.B92] * [.E92];2) ; 2)" office:value-type="float" office:value="5.83128347091107">
            <text:p>5,831283470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3]" office:value-type="float" office:value="8">
            <text:p>8</text:p>
          </table:table-cell>
          <table:table-cell table:style-name="ce7" table:formula="of:=SQRT([.B93])" office:value-type="float" office:value="2.82842712474619">
            <text:p>2,8284271247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3]/(2*[.E93]*[.C93])" office:value-type="float" office:value="1.16089274057604E+114">
            <text:p>1160892740576040000000000000000000000000000000000000000000000000000000000000000000000000000000000000000000000000000</text:p>
          </table:table-cell>
          <table:table-cell table:style-name="ce7" table:formula="of:=LOG([.G93];2)" office:value-type="float" office:value="378.915037499279">
            <text:p>378,9150374993</text:p>
          </table:table-cell>
          <table:table-cell table:style-name="ce7" table:formula="of:=2^([.B93]/[.H93])" office:value-type="float" office:value="1.01474196217476">
            <text:p>1,0147419622</text:p>
          </table:table-cell>
          <table:table-cell table:style-name="ce7" table:formula="of:=([.B93]/[.H93])" office:value-type="float" office:value="0.0211129124164549">
            <text:p>0,0211129124</text:p>
          </table:table-cell>
          <table:table-cell table:style-name="ce7" table:formula="of:=LOG(LOG( [.F93]/(2*[.C93]); 2) ;2) - LOG(LOG( [.B93] * [.E93];2) ; 2)" office:value-type="float" office:value="6.09399165282339">
            <text:p>6,093991652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4]" office:value-type="float" office:value="8">
            <text:p>8</text:p>
          </table:table-cell>
          <table:table-cell table:style-name="ce7" table:formula="of:=SQRT([.B94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4]/(2*[.E94]*[.C94])" office:value-type="float" office:value="8.70669555432028E+113">
            <text:p>870669555432028000000000000000000000000000000000000000000000000000000000000000000000000000000000000000000000000000</text:p>
          </table:table-cell>
          <table:table-cell table:style-name="ce7" table:formula="of:=LOG([.G94];2)" office:value-type="float" office:value="378.5">
            <text:p>378,5</text:p>
          </table:table-cell>
          <table:table-cell table:style-name="ce7" table:formula="of:=2^([.B94]/[.H94])" office:value-type="float" office:value="1.01475824591499">
            <text:p>1,0147582459</text:p>
          </table:table-cell>
          <table:table-cell table:style-name="ce7" table:formula="of:=([.B94]/[.H94])" office:value-type="float" office:value="0.0211360634081902">
            <text:p>0,0211360634</text:p>
          </table:table-cell>
          <table:table-cell table:style-name="ce7" table:formula="of:=LOG(LOG( [.F94]/(2*[.C94]); 2) ;2) - LOG(LOG( [.B94] * [.E94];2) ; 2)" office:value-type="float" office:value="5.99057674611337">
            <text:p>5,9905767461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5]" office:value-type="float" office:value="8">
            <text:p>8</text:p>
          </table:table-cell>
          <table:table-cell table:style-name="ce7" table:formula="of:=SQRT([.B95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5]/(2*[.E95]*[.C95])" office:value-type="float" office:value="5.80446370288019E+113">
            <text:p>580446370288019000000000000000000000000000000000000000000000000000000000000000000000000000000000000000000000000000</text:p>
          </table:table-cell>
          <table:table-cell table:style-name="ce7" table:formula="of:=LOG([.G95];2)" office:value-type="float" office:value="377.915037499279">
            <text:p>377,9150374993</text:p>
          </table:table-cell>
          <table:table-cell table:style-name="ce7" table:formula="of:=2^([.B95]/[.H95])" office:value-type="float" office:value="1.014781257733">
            <text:p>1,0147812577</text:p>
          </table:table-cell>
          <table:table-cell table:style-name="ce7" table:formula="of:=([.B95]/[.H95])" office:value-type="float" office:value="0.02116877923921">
            <text:p>0,0211687792</text:p>
          </table:table-cell>
          <table:table-cell table:style-name="ce7" table:formula="of:=LOG(LOG( [.F95]/(2*[.C95]); 2) ;2) - LOG(LOG( [.B95] * [.E95];2) ; 2)" office:value-type="float" office:value="5.85636402202133">
            <text:p>5,856364022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6]" office:value-type="float" office:value="8">
            <text:p>8</text:p>
          </table:table-cell>
          <table:table-cell table:style-name="ce7" table:formula="of:=SQRT([.B96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2^350" office:value-type="float" office:value="2.29349861599007E+105">
            <text:p>2293498615990070000000000000000000000000000000000000000000000000000000000000000000000000000000000000000000</text:p>
          </table:table-cell>
          <table:table-cell table:style-name="ce7" table:formula="of:=[.F96]/(2*[.E96]*[.C96])" office:value-type="float" office:value="3.37864255001779E+103">
            <text:p>33786425500177900000000000000000000000000000000000000000000000000000000000000000000000000000000000000000</text:p>
          </table:table-cell>
          <table:table-cell table:style-name="ce7" table:formula="of:=LOG([.G96];2)" office:value-type="float" office:value="343.915037499279">
            <text:p>343,9150374993</text:p>
          </table:table-cell>
          <table:table-cell table:style-name="ce7" table:formula="of:=2^([.B96]/[.H96])" office:value-type="float" office:value="1.01625437220739">
            <text:p>1,0162543722</text:p>
          </table:table-cell>
          <table:table-cell table:style-name="ce7" table:formula="of:=([.B96]/[.H96])" office:value-type="float" office:value="0.0232615591867418">
            <text:p>0,0232615592</text:p>
          </table:table-cell>
          <table:table-cell table:style-name="ce7" table:formula="of:=LOG(LOG( [.F96]/(2*[.C96]); 2) ;2) - LOG(LOG( [.B96] * [.E96];2) ; 2)" office:value-type="float" office:value="5.72169394279767">
            <text:p>5,7216939428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7]" office:value-type="float" office:value="8">
            <text:p>8</text:p>
          </table:table-cell>
          <table:table-cell table:style-name="ce7" table:formula="of:=SQRT([.B97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97]/(2*[.E97]*[.C97])" office:value-type="float" office:value="3.00083740080641E+088">
            <text:p>30008374008064100000000000000000000000000000000000000000000000000000000000000000000000000</text:p>
          </table:table-cell>
          <table:table-cell table:style-name="ce7" table:formula="of:=LOG([.G97];2)" office:value-type="float" office:value="293.915037499279">
            <text:p>293,9150374993</text:p>
          </table:table-cell>
          <table:table-cell table:style-name="ce7" table:formula="of:=2^([.B97]/[.H97])" office:value-type="float" office:value="1.01904569884658">
            <text:p>1,0190456988</text:p>
          </table:table-cell>
          <table:table-cell table:style-name="ce7" table:formula="of:=([.B97]/[.H97])" office:value-type="float" office:value="0.0272187502485974">
            <text:p>0,0272187502</text:p>
          </table:table-cell>
          <table:table-cell table:style-name="ce7" table:formula="of:=LOG(LOG( [.F97]/(2*[.C97]); 2) ;2) - LOG(LOG( [.B97] * [.E97];2) ; 2)" office:value-type="float" office:value="5.49757063338211">
            <text:p>5,4975706334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8]" office:value-type="float" office:value="8">
            <text:p>8</text:p>
          </table:table-cell>
          <table:table-cell table:style-name="ce7" table:formula="of:=SQRT([.B98])" office:value-type="float" office:value="2.82842712474619">
            <text:p>2,8284271247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table:formula="of:=2^300" office:value-type="float" office:value="2.03703597633449E+090">
            <text:p>2037035976334490000000000000000000000000000000000000000000000000000000000000000000000000000</text:p>
          </table:table-cell>
          <table:table-cell table:style-name="ce7" table:formula="of:=[.F98]/(2*[.E98]*[.C98])" office:value-type="float" office:value="4.50125610120961E+088">
            <text:p>45012561012096100000000000000000000000000000000000000000000000000000000000000000000000000</text:p>
          </table:table-cell>
          <table:table-cell table:style-name="ce7" table:formula="of:=LOG([.G98];2)" office:value-type="float" office:value="294.5">
            <text:p>294,5</text:p>
          </table:table-cell>
          <table:table-cell table:style-name="ce7" table:formula="of:=2^([.B98]/[.H98])" office:value-type="float" office:value="1.01900751128819">
            <text:p>1,0190075113</text:p>
          </table:table-cell>
          <table:table-cell table:style-name="ce7" table:formula="of:=([.B98]/[.H98])" office:value-type="float" office:value="0.0271646859083192">
            <text:p>0,0271646859</text:p>
          </table:table-cell>
          <table:table-cell table:style-name="ce7" table:formula="of:=LOG(LOG( [.F98]/(2*[.C98]); 2) ;2) - LOG(LOG( [.B98] * [.E98];2) ; 2)" office:value-type="float" office:value="5.63178335747415">
            <text:p>5,6317833575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99]" office:value-type="float" office:value="8">
            <text:p>8</text:p>
          </table:table-cell>
          <table:table-cell table:style-name="ce7" table:formula="of:=SQRT([.B99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99]/(2*[.E99]*[.C99])" office:value-type="float" office:value="5.80446370288019E+113">
            <text:p>580446370288019000000000000000000000000000000000000000000000000000000000000000000000000000000000000000000000000000</text:p>
          </table:table-cell>
          <table:table-cell table:style-name="ce7" table:formula="of:=LOG([.G99];2)" office:value-type="float" office:value="377.915037499279">
            <text:p>377,9150374993</text:p>
          </table:table-cell>
          <table:table-cell table:style-name="ce7" table:formula="of:=2^([.B99]/[.H99])" office:value-type="float" office:value="1.014781257733">
            <text:p>1,0147812577</text:p>
          </table:table-cell>
          <table:table-cell table:style-name="ce7" table:formula="of:=([.B99]/[.H99])" office:value-type="float" office:value="0.02116877923921">
            <text:p>0,0211687792</text:p>
          </table:table-cell>
          <table:table-cell table:style-name="ce7" table:formula="of:=LOG(LOG( [.F99]/(2*[.C99]); 2) ;2) - LOG(LOG( [.B99] * [.E99];2) ; 2)" office:value-type="float" office:value="5.85636402202133">
            <text:p>5,856364022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0]" office:value-type="float" office:value="8">
            <text:p>8</text:p>
          </table:table-cell>
          <table:table-cell table:style-name="ce7" table:formula="of:=SQRT([.B100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3">
            <text:p>13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100]/(2*[.E100]*[.C100])" office:value-type="float" office:value="5.35796649496633E+113">
            <text:p>535796649496633000000000000000000000000000000000000000000000000000000000000000000000000000000000000000000000000000</text:p>
          </table:table-cell>
          <table:table-cell table:style-name="ce7" table:formula="of:=LOG([.G100];2)" office:value-type="float" office:value="377.799560281859">
            <text:p>377,7995602819</text:p>
          </table:table-cell>
          <table:table-cell table:style-name="ce7" table:formula="of:=2^([.B100]/[.H100])" office:value-type="float" office:value="1.01478580897102">
            <text:p>1,014785809</text:p>
          </table:table-cell>
          <table:table-cell table:style-name="ce7" table:formula="of:=([.B100]/[.H100])" office:value-type="float" office:value="0.0211752496324548">
            <text:p>0,0211752496</text:p>
          </table:table-cell>
          <table:table-cell table:style-name="ce7" table:formula="of:=LOG(LOG( [.F100]/(2*[.C100]); 2) ;2) - LOG(LOG( [.B100] * [.E100];2) ; 2)" office:value-type="float" office:value="5.83128347091107">
            <text:p>5,831283470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1]" office:value-type="float" office:value="8">
            <text:p>8</text:p>
          </table:table-cell>
          <table:table-cell table:style-name="ce7" table:formula="of:=SQRT([.B101])" office:value-type="float" office:value="2.82842712474619">
            <text:p>2,8284271247</text:p>
          </table:table-cell>
          <table:table-cell table:style-name="ce7"/>
          <table:table-cell table:style-name="ce7" office:value-type="float" office:value="14">
            <text:p>14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101]/(2*[.E101]*[.C101])" office:value-type="float" office:value="4.97525460246873E+113">
            <text:p>497525460246873000000000000000000000000000000000000000000000000000000000000000000000000000000000000000000000000000</text:p>
          </table:table-cell>
          <table:table-cell table:style-name="ce7" table:formula="of:=LOG([.G101];2)" office:value-type="float" office:value="377.692645077942">
            <text:p>377,6926450779</text:p>
          </table:table-cell>
          <table:table-cell table:style-name="ce7" table:formula="of:=2^([.B101]/[.H101])" office:value-type="float" office:value="1.01479002525863">
            <text:p>1,0147900253</text:p>
          </table:table-cell>
          <table:table-cell table:style-name="ce7" table:formula="of:=([.B101]/[.H101])" office:value-type="float" office:value="0.0211812438083063">
            <text:p>0,0211812438</text:p>
          </table:table-cell>
          <table:table-cell table:style-name="ce7" table:formula="of:=LOG(LOG( [.F101]/(2*[.C101]); 2) ;2) - LOG(LOG( [.B101] * [.E101];2) ; 2)" office:value-type="float" office:value="5.80844491586856">
            <text:p>5,8084449159</text:p>
          </table:table-cell>
          <table:table-cell table:number-columns-repeated="1013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7" table:formula="of:=2^[.A102]" office:value-type="float" office:value="8">
            <text:p>8</text:p>
          </table:table-cell>
          <table:table-cell table:style-name="ce7" table:formula="of:=SQRT([.B102])" office:value-type="float" office:value="2.82842712474619">
            <text:p>2,828427124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7" table:formula="of:=[.F102]/(2*[.E102]*[.C102])" office:value-type="float" office:value="9.95050920493746E+113">
            <text:p>995050920493746000000000000000000000000000000000000000000000000000000000000000000000000000000000000000000000000000</text:p>
          </table:table-cell>
          <table:table-cell table:style-name="ce7" table:formula="of:=LOG([.G102];2)" office:value-type="float" office:value="378.692645077942">
            <text:p>378,6926450779</text:p>
          </table:table-cell>
          <table:table-cell table:style-name="ce7" table:formula="of:=2^([.B102]/[.H102])" office:value-type="float" office:value="1.01475068313299">
            <text:p>1,0147506831</text:p>
          </table:table-cell>
          <table:table-cell table:style-name="ce7" table:formula="of:=([.B102]/[.H102])" office:value-type="float" office:value="0.0211253112622598">
            <text:p>0,0211253113</text:p>
          </table:table-cell>
          <table:table-cell table:style-name="ce7" table:formula="of:=LOG(LOG( [.F102]/(2*[.C102]); 2) ;2) - LOG(LOG( [.B102] * [.E102];2) ; 2)" office:value-type="float" office:value="6.03765803841042">
            <text:p>6,037658038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table:formula="of:=2^[.A105]" office:value-type="float" office:value="16">
            <text:p>16</text:p>
          </table:table-cell>
          <table:table-cell table:style-name="ce5" table:formula="of:=SQRT([.B105])" office:value-type="float" office:value="4">
            <text:p>4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style-name="ce5" table:formula="of:=[.F105]/(2*[.E105]*[.C105])" office:value-type="float" office:value="2.46262538727465E+114">
            <text:p>2462625387274650000000000000000000000000000000000000000000000000000000000000000000000000000000000000000000000000000</text:p>
          </table:table-cell>
          <table:table-cell table:style-name="ce5" table:formula="of:=LOG([.G105];2)" office:value-type="float" office:value="380">
            <text:p>380</text:p>
          </table:table-cell>
          <table:table-cell table:style-name="ce5" table:formula="of:=2^([.B105]/[.H105])" office:value-type="float" office:value="1.0296152043646">
            <text:p>1,0296152044</text:p>
          </table:table-cell>
          <table:table-cell table:style-name="ce5" table:formula="of:=([.B105]/[.H105])" office:value-type="float" office:value="0.0421052631578947">
            <text:p>0,0421052632</text:p>
          </table:table-cell>
          <table:table-cell table:style-name="ce9" table:formula="of:=LOG(LOG( [.F105]/(2*[.C105]); 2) ;2) - LOG(LOG( [.B105] * [.E105];2) ; 2)" office:value-type="float" office:value="6.25171909260596">
            <text:p>6,2517190926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106]" office:value-type="float" office:value="32">
            <text:p>32</text:p>
          </table:table-cell>
          <table:table-cell table:formula="of:=SQRT([.B106])" office:value-type="float" office:value="5.65685424949238">
            <text:p>5,6568542495</text:p>
          </table:table-cell>
          <table:table-cell/>
          <table:table-cell office:value-type="float" office:value="4000">
            <text:p>4000</text:p>
          </table:table-cell>
          <table:table-cell table:formula="of:=2^38" office:value-type="float" office:value="274877906944">
            <text:p>274877906944</text:p>
          </table:table-cell>
          <table:table-cell table:formula="of:=[.F106]/(2*[.E106]*[.C106])" office:value-type="float" office:value="6074000.9999521">
            <text:p>6074000,9999521</text:p>
          </table:table-cell>
          <table:table-cell table:formula="of:=LOG([.G106];2)" office:value-type="float" office:value="22.5342157153379">
            <text:p>22,5342157153</text:p>
          </table:table-cell>
          <table:table-cell table:formula="of:=2^([.B106]/[.H106])" office:value-type="float" office:value="2.67597147057638">
            <text:p>2,6759714706</text:p>
          </table:table-cell>
          <table:table-cell table:formula="of:=([.B106]/[.H106])" office:value-type="float" office:value="1.42006273500875">
            <text:p>1,420062735</text:p>
          </table:table-cell>
          <table:table-cell table:formula="of:=LOG(LOG( [.F106]/(2*[.C106]); 2) ;2) - LOG(LOG( [.B106] * [.E106];2) ; 2)" office:value-type="float" office:value="1.02396823821153">
            <text:p>1,0239682382</text:p>
          </table:table-cell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table:formula="of:=2^[.A112]" office:value-type="float" office:value="2">
            <text:p>2</text:p>
          </table:table-cell>
          <table:table-cell table:formula="of:=SQRT([.B112])" office:value-type="float" office:value="1.4142135623731">
            <text:p>1,4142135624</text:p>
          </table:table-cell>
          <table:table-cell/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2]/(2*[.E112]*[.C112])" office:value-type="float" office:value="3.48267822172811E+114">
            <text:p>3482678221728110000000000000000000000000000000000000000000000000000000000000000000000000000000000000000000000000000</text:p>
          </table:table-cell>
          <table:table-cell table:formula="of:=LOG([.G112];2)" office:value-type="float" office:value="380.5">
            <text:p>380,5</text:p>
          </table:table-cell>
          <table:table-cell table:formula="of:=2^([.B112]/[.H112])" office:value-type="float" office:value="1.00364999423934">
            <text:p>1,0036499942</text:p>
          </table:table-cell>
          <table:table-cell table:formula="of:=([.B112]/[.H112])" office:value-type="float" office:value="0.00525624178712221">
            <text:p>0,0052562418</text:p>
          </table:table-cell>
          <table:table-cell table:formula="of:=LOG(LOG( [.F112]/(2*[.C112]); 2) ;2) - LOG(LOG( [.B112] * [.E112];2) ; 2)" office:value-type="float" office:value="6.99435343685886">
            <text:p>6,9943534369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table:formula="of:=2^[.A113]" office:value-type="float" office:value="4">
            <text:p>4</text:p>
          </table:table-cell>
          <table:table-cell table:formula="of:=SQRT([.B113])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3]/(2*[.E113]*[.C113])" office:value-type="float" office:value="2.46262538727465E+114">
            <text:p>2462625387274650000000000000000000000000000000000000000000000000000000000000000000000000000000000000000000000000000</text:p>
          </table:table-cell>
          <table:table-cell table:formula="of:=LOG([.G113];2)" office:value-type="float" office:value="380">
            <text:p>380</text:p>
          </table:table-cell>
          <table:table-cell table:formula="of:=2^([.B113]/[.H113])" office:value-type="float" office:value="1.00732296886218">
            <text:p>1,0073229689</text:p>
          </table:table-cell>
          <table:table-cell table:formula="of:=([.B113]/[.H113])" office:value-type="float" office:value="0.0105263157894737">
            <text:p>0,0105263158</text:p>
          </table:table-cell>
          <table:table-cell table:formula="of:=LOG(LOG( [.F113]/(2*[.C113]); 2) ;2) - LOG(LOG( [.B113] * [.E113];2) ; 2)" office:value-type="float" office:value="6.57742882803575">
            <text:p>6,577428828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formula="of:=2^[.A114]" office:value-type="float" office:value="8">
            <text:p>8</text:p>
          </table:table-cell>
          <table:table-cell table:formula="of:=SQRT([.B114])" office:value-type="float" office:value="2.82842712474619">
            <text:p>2,8284271247</text:p>
          </table:table-cell>
          <table:table-cell/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4]/(2*[.E114]*[.C114])" office:value-type="float" office:value="1.74133911086406E+114">
            <text:p>1741339110864060000000000000000000000000000000000000000000000000000000000000000000000000000000000000000000000000000</text:p>
          </table:table-cell>
          <table:table-cell table:formula="of:=LOG([.G114];2)" office:value-type="float" office:value="379.5">
            <text:p>379,5</text:p>
          </table:table-cell>
          <table:table-cell table:formula="of:=2^([.B114]/[.H114])" office:value-type="float" office:value="1.01471907244977">
            <text:p>1,0147190724</text:p>
          </table:table-cell>
          <table:table-cell table:formula="of:=([.B114]/[.H114])" office:value-type="float" office:value="0.0210803689064559">
            <text:p>0,0210803689</text:p>
          </table:table-cell>
          <table:table-cell table:formula="of:=LOG(LOG( [.F114]/(2*[.C114]); 2) ;2) - LOG(LOG( [.B114] * [.E114];2) ; 2)" office:value-type="float" office:value="6.25361115194717">
            <text:p>6,2536111519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table:formula="of:=2^[.A115]" office:value-type="float" office:value="16">
            <text:p>16</text:p>
          </table:table-cell>
          <table:table-cell table:formula="of:=SQRT([.B115])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5]/(2*[.E115]*[.C115])" office:value-type="float" office:value="1.23131269363733E+114">
            <text:p>1231312693637330000000000000000000000000000000000000000000000000000000000000000000000000000000000000000000000000000</text:p>
          </table:table-cell>
          <table:table-cell table:formula="of:=LOG([.G115];2)" office:value-type="float" office:value="379">
            <text:p>379</text:p>
          </table:table-cell>
          <table:table-cell table:formula="of:=2^([.B115]/[.H115])" office:value-type="float" office:value="1.02969449361389">
            <text:p>1,0296944936</text:p>
          </table:table-cell>
          <table:table-cell table:formula="of:=([.B115]/[.H115])" office:value-type="float" office:value="0.0422163588390501">
            <text:p>0,0422163588</text:p>
          </table:table-cell>
          <table:table-cell table:formula="of:=LOG(LOG( [.F115]/(2*[.C115]); 2) ;2) - LOG(LOG( [.B115] * [.E115];2) ; 2)" office:value-type="float" office:value="5.98868468677217">
            <text:p>5,9886846868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table:formula="of:=2^[.A116]" office:value-type="float" office:value="32">
            <text:p>32</text:p>
          </table:table-cell>
          <table:table-cell table:formula="of:=SQRT([.B116])" office:value-type="float" office:value="5.65685424949238">
            <text:p>5,6568542495</text:p>
          </table:table-cell>
          <table:table-cell/>
          <table:table-cell office:value-type="float" office:value="4">
            <text:p>4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6]/(2*[.E116]*[.C116])" office:value-type="float" office:value="8.70669555432028E+113">
            <text:p>870669555432028000000000000000000000000000000000000000000000000000000000000000000000000000000000000000000000000000</text:p>
          </table:table-cell>
          <table:table-cell table:formula="of:=LOG([.G116];2)" office:value-type="float" office:value="378.5">
            <text:p>378,5</text:p>
          </table:table-cell>
          <table:table-cell table:formula="of:=2^([.B116]/[.H116])" office:value-type="float" office:value="1.06035272376182">
            <text:p>1,0603527238</text:p>
          </table:table-cell>
          <table:table-cell table:formula="of:=([.B116]/[.H116])" office:value-type="float" office:value="0.0845442536327609">
            <text:p>0,0845442536</text:p>
          </table:table-cell>
          <table:table-cell table:formula="of:=LOG(LOG( [.F116]/(2*[.C116]); 2) ;2) - LOG(LOG( [.B116] * [.E116];2) ; 2)" office:value-type="float" office:value="5.76439772144594">
            <text:p>5,7643977214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table:formula="of:=2^[.A117]" office:value-type="float" office:value="4096">
            <text:p>4096</text:p>
          </table:table-cell>
          <table:table-cell table:formula="of:=SQRT([.B117])" office:value-type="float" office:value="64">
            <text:p>64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7]/(2*[.E117]*[.C117])" office:value-type="float" office:value="6.15656346818664E+112">
            <text:p>61565634681866400000000000000000000000000000000000000000000000000000000000000000000000000000000000000000000000000</text:p>
          </table:table-cell>
          <table:table-cell table:formula="of:=LOG([.G117];2)" office:value-type="float" office:value="374.678071905113">
            <text:p>374,6780719051</text:p>
          </table:table-cell>
          <table:table-cell table:formula="of:=2^([.B117]/[.H117])" office:value-type="float" office:value="1953.77898204151">
            <text:p>1953,7789820415</text:p>
          </table:table-cell>
          <table:table-cell table:formula="of:=([.B117]/[.H117])" office:value-type="float" office:value="10.9320515587507">
            <text:p>10,9320515588</text:p>
          </table:table-cell>
          <table:table-cell table:formula="of:=LOG(LOG( [.F117]/(2*[.C117]); 2) ;2) - LOG(LOG( [.B117] * [.E117];2) ; 2)" office:value-type="float" office:value="4.71826688934873">
            <text:p>4,7182668893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table:formula="of:=2^[.A118]" office:value-type="float" office:value="8192">
            <text:p>8192</text:p>
          </table:table-cell>
          <table:table-cell table:formula="of:=SQRT([.B118])" office:value-type="float" office:value="90.5096679918781">
            <text:p>90,5096679919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8]/(2*[.E118]*[.C118])" office:value-type="float" office:value="4.35334777716014E+112">
            <text:p>43533477771601400000000000000000000000000000000000000000000000000000000000000000000000000000000000000000000000000</text:p>
          </table:table-cell>
          <table:table-cell table:formula="of:=LOG([.G118];2)" office:value-type="float" office:value="374.178071905113">
            <text:p>374,1780719051</text:p>
          </table:table-cell>
          <table:table-cell table:formula="of:=2^([.B118]/[.H118])" office:value-type="float" office:value="3895343.95356419">
            <text:p>3895343,95356419</text:p>
          </table:table-cell>
          <table:table-cell table:formula="of:=([.B118]/[.H118])" office:value-type="float" office:value="21.8933192912422">
            <text:p>21,8933192912</text:p>
          </table:table-cell>
          <table:table-cell table:formula="of:=LOG(LOG( [.F118]/(2*[.C118]); 2) ;2) - LOG(LOG( [.B118] * [.E118];2) ; 2)" office:value-type="float" office:value="4.61898010391171">
            <text:p>4,6189801039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table:formula="of:=2^[.A119]" office:value-type="float" office:value="16384">
            <text:p>16384</text:p>
          </table:table-cell>
          <table:table-cell table:formula="of:=SQRT([.B119])" office:value-type="float" office:value="128">
            <text:p>128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19]/(2*[.E119]*[.C119])" office:value-type="float" office:value="3.07828173409332E+112">
            <text:p>30782817340933200000000000000000000000000000000000000000000000000000000000000000000000000000000000000000000000000</text:p>
          </table:table-cell>
          <table:table-cell table:formula="of:=LOG([.G119];2)" office:value-type="float" office:value="373.678071905113">
            <text:p>373,6780719051</text:p>
          </table:table-cell>
          <table:table-cell table:formula="of:=2^([.B119]/[.H119])" office:value-type="float" office:value="15802601345842.9">
            <text:p>15802601345842,9</text:p>
          </table:table-cell>
          <table:table-cell table:formula="of:=([.B119]/[.H119])" office:value-type="float" office:value="43.8452273007884">
            <text:p>43,8452273008</text:p>
          </table:table-cell>
          <table:table-cell table:formula="of:=LOG(LOG( [.F119]/(2*[.C119]); 2) ;2) - LOG(LOG( [.B119] * [.E119];2) ; 2)" office:value-type="float" office:value="4.52584926512861">
            <text:p>4,5258492651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table:formula="of:=2^[.A120]" office:value-type="float" office:value="32768">
            <text:p>32768</text:p>
          </table:table-cell>
          <table:table-cell table:formula="of:=SQRT([.B120])" office:value-type="float" office:value="181.019335983756">
            <text:p>181,0193359838</text:p>
          </table:table-cell>
          <table:table-cell/>
          <table:table-cell office:value-type="float" office:value="5">
            <text:p>5</text:p>
          </table:table-cell>
          <table:table-cell table:formula="of:=2^384" office:value-type="float" office:value="3.94020061963945E+115">
            <text:p>39402006196394500000000000000000000000000000000000000000000000000000000000000000000000000000000000000000000000000000</text:p>
          </table:table-cell>
          <table:table-cell table:formula="of:=[.F120]/(2*[.E120]*[.C120])" office:value-type="float" office:value="2.17667388858007E+112">
            <text:p>21766738885800700000000000000000000000000000000000000000000000000000000000000000000000000000000000000000000000000</text:p>
          </table:table-cell>
          <table:table-cell table:formula="of:=LOG([.G120];2)" office:value-type="float" office:value="373.178071905113">
            <text:p>373,1780719051</text:p>
          </table:table-cell>
          <table:table-cell table:formula="of:=2^([.B120]/[.H120])" office:value-type="float" office:value="2.70910360847638E+026">
            <text:p>270910360847638000000000000</text:p>
          </table:table-cell>
          <table:table-cell table:formula="of:=([.B120]/[.H120])" office:value-type="float" office:value="87.807946036904">
            <text:p>87,8079460369</text:p>
          </table:table-cell>
          <table:table-cell table:formula="of:=LOG(LOG( [.F120]/(2*[.C120]); 2) ;2) - LOG(LOG( [.B120] * [.E120];2) ; 2)" office:value-type="float" office:value="4.43814147798292">
            <text:p>4,438141478</text:p>
          </table:table-cell>
          <table:table-cell table:number-columns-repeated="1013"/>
        </table:table-row>
      </table:table>
      <table:table table:name="Feuille5" table:style-name="ta1">
        <table:table-column table:style-name="co1" table:number-columns-repeated="25" table:default-cell-style-name="Default"/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60">
            <text:p>6160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5">
            <text:p>6155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2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6157">
            <text:p>6157</text:p>
          </table:table-cell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3">
            <text:p>76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0">
            <text:p>3070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1">
            <text:p>76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7">
            <text:p>307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Segmentation</text:p>
          </table:table-cell>
          <table:table-cell office:value-type="string">
            <text:p>fault</text:p>
          </table:table-cell>
          <table:table-cell office:value-type="string">
            <text:p>(core</text:p>
          </table:table-cell>
          <table:table-cell office:value-type="string">
            <text:p>dumped)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3">
            <text:p>3073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5">
            <text:p>307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8">
            <text:p>3078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5">
            <text:p>1535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1">
            <text:p>3071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4">
            <text:p>307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6">
            <text:p>307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3072">
            <text:p>307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4">
            <text:p>1534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7">
            <text:p>1537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6">
            <text:p>1536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1532">
            <text:p>1532</text:p>
          </table:table-cell>
          <table:table-cell/>
          <table:table-cell office:value-type="string">
            <text:p>taille</text:p>
          </table:table-cell>
          <table:table-cell office:value-type="string">
            <text:p>binaire</text:p>
          </table:table-cell>
          <table:table-cell office:value-type="string">
            <text:p>de</text:p>
          </table:table-cell>
          <table:table-cell office:value-type="string">
            <text:p>p:</text:p>
          </table:table-cell>
          <table:table-cell office:value-type="float" office:value="764">
            <text:p>76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J26:Feuille1.J2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 </meta:initial-creator>
    <meta:creation-date>2013-06-11T14:21:22</meta:creation-date>
    <dc:date>2013-06-16T21:20:33</dc:date>
    <dc:creator>kais </dc:creator>
    <meta:editing-duration>PT8H15M50S</meta:editing-duration>
    <meta:editing-cycles>38</meta:editing-cycles>
    <meta:generator>LibreOffice/3.5$Linux_X86_64 LibreOffice_project/350m1$Build-2</meta:generator>
    <meta:document-statistic meta:table-count="5" meta:cell-count="3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5.007cm" svg:y="3.952cm" style:legend-expansion="high" chart:style-name="ch2"/>
        <chart:plot-area chart:style-name="ch3" table:cell-range-address="Feuille1.A1:Feuille1.B31" chart:data-source-has-labels="row" svg:x="0.77cm" svg:y="0.855cm" svg:width="13.597cm" svg:height="7.545cm">
          <chartooo:coordinate-region svg:x="1.947cm" svg:y="1.054cm" svg:width="12.2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31" chart:label-cell-address="Feuille1.A1:Feuille1.A1" chart:class="chart:line">
            <chart:data-point chart:repeated="30"/>
          </chart:series>
          <chart:series chart:style-name="ch7" chart:values-cell-range-address="Feuille1.B2:Feuille1.B31" chart:label-cell-address="Feuille1.B1:Feuille1.B1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Feuille1.A1:Feuille1.A1</svg:desc>
                </draw:g>
              </table:table-cell>
              <table:table-cell office:value-type="string">
                <text:p>C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31</svg:desc>
                </draw:g>
              </table:table-cell>
              <table:table-cell office:value-type="float" office:value="1360">
                <text:p>1360</text:p>
                <draw:g>
                  <svg:desc>Feuille1.B2:Feuille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833">
                <text:p>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00">
                <text:p>12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246">
                <text:p>14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300">
                <text:p>163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9645">
                <text:p>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590">
                <text:p>21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